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Text_20_body" style:list-style-name="L1"/>
    <style:style style:name="P4" style:family="paragraph" style:parent-style-name="Standard">
      <style:paragraph-properties fo:text-align="end" style:justify-single-word="false"/>
    </style:style>
    <style:style style:name="P5" style:family="paragraph" style:parent-style-name="Standard">
      <style:text-properties fo:color="#000000" style:font-name="Helv" fo:font-size="10pt" style:font-size-asian="10pt" style:font-name-complex="Helv" style:font-size-complex="10pt"/>
    </style:style>
    <style:style style:name="P6" style:family="paragraph" style:parent-style-name="Standard">
      <style:text-properties fo:color="#000000" fo:font-size="12pt" style:font-size-asian="12pt" style:language-asian="zh" style:country-asian="CN" style:font-size-complex="12pt"/>
    </style:style>
    <style:style style:name="P7" style:family="paragraph" style:parent-style-name="Standard">
      <style:paragraph-properties style:text-autospace="none"/>
      <style:text-properties fo:color="#000000" style:font-name="Times New Roman" fo:font-size="12pt" style:font-name-asian="Tahoma1" style:font-size-asian="12pt" style:font-name-complex="Tahoma1" style:font-size-complex="12pt"/>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Body_20_Text_20_First_20_Indent">
      <style:paragraph-properties fo:text-align="center" style:justify-single-word="false"/>
      <style:text-properties style:language-asian="zh" style:country-asian="CN"/>
    </style:style>
    <style:style style:name="P11" style:family="paragraph" style:parent-style-name="Body_20_Text_20_First_20_Indent">
      <style:text-properties style:font-name="Times New Roman" fo:font-size="12pt" style:font-size-asian="12pt" style:font-size-complex="12pt"/>
    </style:style>
    <style:style style:name="P12" style:family="paragraph" style:parent-style-name="Body_20_Text_20_First_20_Indent">
      <style:text-properties fo:color="#000000" style:font-name="Times New Roman" fo:font-size="12pt" style:font-size-asian="12pt" style:font-name-complex="Helv" style:font-size-complex="12pt"/>
    </style:style>
    <style:style style:name="P13" style:family="paragraph" style:parent-style-name="Body_20_Text_20_First_20_Indent">
      <style:text-properties fo:color="#000000" style:font-name="Times New Roman" fo:font-size="10.5pt" style:text-underline-style="none" fo:font-weight="normal" style:font-name-asian="MS Sans Serif" style:font-size-asian="10.5pt" style:font-name-complex="MS Sans Serif" style:font-size-complex="10.5pt"/>
    </style:style>
    <style:style style:name="P14" style:family="paragraph" style:parent-style-name="Body_20_Text_20_First_20_Indent">
      <style:paragraph-properties fo:text-align="center" style:justify-single-word="false"/>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Body_20_Text_20_First_20_Indent">
      <style:paragraph-properties fo:margin-left="0in" fo:margin-right="0in" fo:text-indent="0in" style:auto-text-indent="false"/>
      <style:text-properties fo:color="#000000"/>
    </style:style>
    <style:style style:name="P17" style:family="paragraph" style:parent-style-name="Body_20_Text_20_First_20_Indent">
      <style:paragraph-properties fo:margin-left="0in" fo:margin-right="0in" fo:text-indent="0in" style:auto-text-indent="false"/>
      <style:text-properties fo:color="#000000" style:font-name="Times New Roman" fo:font-size="12pt" style:font-size-asian="12pt" style:font-name-complex="Helv" style:font-size-complex="12pt"/>
    </style:style>
    <style:style style:name="P18" style:family="paragraph" style:parent-style-name="Text_20_body_20_indent">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Times New Roman" fo:language="en" fo:country="US" style:font-name-asian="CourierNewPSMT" style:font-name-complex="CourierNewPSMT" style:language-complex="ar" style:country-complex="SA"/>
    </style:style>
    <style:style style:name="P21"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ahoma1" fo:font-size="10pt" style:font-name-asian="Tahoma1" style:font-size-asian="10pt" style:font-name-complex="Tahoma1" style:font-size-complex="10pt"/>
    </style:style>
    <style:style style:name="P22"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3" style:family="paragraph" style:parent-style-name="Text_20_Body_20_Singl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Arial" fo:font-size="14pt" fo:language="en" fo:country="US" fo:font-style="normal" style:font-name-asian="TimesNewRomanPS-BoldItalicMT" style:font-size-asian="14pt" style:font-style-asian="italic" style:font-weight-asian="bold" style:font-name-complex="TimesNewRomanPS-BoldItalicMT" style:font-size-complex="14pt" style:language-complex="ar" style:country-complex="SA" style:font-style-complex="italic" style:font-weight-complex="bold"/>
    </style:style>
    <style:style style:name="P2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Standard">
      <style:paragraph-properties fo:margin-left="0.0193in" fo:margin-right="0in" fo:margin-top="0.1665in" fo:margin-bottom="0.0417in" fo:orphans="2" fo:widows="2" fo:text-indent="0in" style:auto-text-indent="false" style:writing-mode="lr-tb"/>
    </style:style>
    <style:style style:name="P29" style:family="paragraph" style:parent-style-name="Heading_20_1">
      <style:text-properties style:font-name="Times New Roman" fo:font-size="16pt" style:font-size-asian="16pt" style:font-size-complex="16pt"/>
    </style:style>
    <style:style style:name="P30" style:family="paragraph" style:parent-style-name="Heading_20_1">
      <style:text-properties fo:font-size="16pt" style:font-size-asian="16pt" style:font-size-complex="16pt"/>
    </style:style>
    <style:style style:name="P31" style:family="paragraph" style:parent-style-name="Code">
      <style:text-properties fo:color="#000000" style:font-name="Times New Roman" fo:font-size="12pt" style:font-size-asian="12pt" style:font-name-complex="Helv" style:font-size-complex="12pt"/>
    </style:style>
    <style:style style:name="P32" style:family="paragraph" style:parent-style-name="Code">
      <style:text-properties style:font-name="CourierNewPSMT" fo:font-size="10pt" style:font-name-asian="CourierNewPSMT" style:font-size-asian="10pt" style:font-name-complex="CourierNewPSMT" style:font-size-complex="10pt"/>
    </style:style>
    <style:style style:name="P33" style:family="paragraph" style:parent-style-name="Code">
      <style:text-properties style:font-name="Times New Roman" fo:font-size="12pt" style:font-size-asian="12pt" style:font-size-complex="12pt"/>
    </style:style>
    <style:style style:name="P34" style:family="paragraph" style:parent-style-name="Heading_20_2">
      <style:paragraph-properties fo:margin-top="0.1665in" fo:margin-bottom="0.0417in" fo:orphans="2" fo:widows="2"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35" style:family="paragraph" style:parent-style-name="Heading_20_3">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 style:family="paragraph" style:parent-style-name="Text_20_body_20_indent">
      <style:text-properties fo:color="#000000" style:text-underline-style="none"/>
    </style:style>
    <style:style style:name="P37" style:family="paragraph" style:parent-style-name="Text_20_Body_20_Single">
      <style:text-properties style:font-name="Times New Roman2" fo:font-size="12pt" fo:font-style="normal" fo:font-weight="normal"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38" style:family="paragraph" style:parent-style-name="Text_20_Body_20_Single">
      <style:text-properties fo:color="#000000" style:font-name="Times New Roman" fo:font-size="12pt" style:font-name-asian="Tahoma1" style:font-size-asian="12pt" style:font-name-complex="Tahoma1" style:font-size-complex="12pt"/>
    </style:style>
    <style:style style:name="P39" style:family="paragraph" style:parent-style-name="Text_20_Body_20_Single">
      <style:text-properties style:font-name="Times New Roman" fo:font-size="12pt" style:font-size-asian="12pt" style:font-size-complex="12pt"/>
    </style:style>
    <style:style style:name="P40" style:family="paragraph" style:parent-style-name="Code">
      <style:paragraph-properties fo:margin-left="0.5in" fo:margin-right="0in" fo:text-indent="0in" style:auto-text-indent="false"/>
    </style:style>
    <style:style style:name="P41" style:family="paragraph" style:parent-style-name="Code">
      <style:paragraph-properties fo:margin-left="1in" fo:margin-right="0in" fo:text-indent="0in" style:auto-text-indent="false"/>
    </style:style>
    <style:style style:name="P42" style:family="paragraph" style:parent-style-name="Code">
      <style:paragraph-properties fo:margin-left="1in" fo:margin-right="0in" fo:text-indent="0in" style:auto-text-indent="false"/>
      <style:text-properties fo:color="#ff0000"/>
    </style:style>
    <style:style style:name="P43" style:family="paragraph" style:parent-style-name="Text_20_body">
      <style:paragraph-properties fo:margin-left="1in" fo:margin-right="0in" fo:text-indent="0in" style:auto-text-indent="false"/>
    </style:style>
    <style:style style:name="P44" style:family="paragraph" style:parent-style-name="Standard" style:list-style-name="L20"/>
    <style:style style:name="P45" style:family="paragraph" style:parent-style-name="Standard" style:list-style-name="L20"/>
    <style:style style:name="P46" style:family="paragraph" style:parent-style-name="Standard" style:list-style-name="L21">
      <style:text-properties fo:font-size="12pt" style:font-size-asian="12pt" style:font-size-complex="12pt"/>
    </style:style>
    <style:style style:name="P47" style:family="paragraph" style:parent-style-name="Standard" style:list-style-name="L21">
      <style:text-properties fo:font-size="12pt" style:font-size-asian="12pt" style:font-size-complex="12pt"/>
    </style:style>
    <style:style style:name="P48" style:family="paragraph" style:parent-style-name="Standard" style:list-style-name="L21">
      <style:text-properties fo:font-size="12pt" style:font-size-asian="12pt" style:font-size-complex="12pt"/>
    </style:style>
    <style:style style:name="P49" style:family="paragraph" style:parent-style-name="Standard" style:list-style-name="L20"/>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text-properties fo:font-size="12pt" style:font-size-asian="12pt" style:font-size-complex="12pt"/>
    </style:style>
    <style:style style:name="P5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5" style:family="paragraph" style:parent-style-name="Body_20_Text_20_First_20_Indent" style:list-style-name="L2">
      <style:text-properties style:font-name="Times New Roman" fo:font-size="12pt" style:font-size-asian="12pt" style:font-size-complex="12pt"/>
    </style:style>
    <style:style style:name="P56" style:family="paragraph" style:parent-style-name="Body_20_Text_20_First_20_Indent" style:list-style-name="L2">
      <style:text-properties fo:color="#000000" style:font-name="Times New Roman" fo:font-size="12pt" style:font-size-asian="12pt" style:font-name-complex="Helv" style:font-size-complex="12pt"/>
    </style:style>
    <style:style style:name="P57" style:family="paragraph" style:parent-style-name="Body_20_Text_20_First_20_Indent" style:list-style-name="L2">
      <style:text-properties fo:color="#000000" style:font-name="Times New Roman" fo:font-size="12pt" style:font-size-asian="12pt" style:font-name-complex="Helv" style:font-size-complex="12pt"/>
    </style:style>
    <style:style style:name="P58" style:family="paragraph" style:parent-style-name="Body_20_Text_20_First_20_Indent" style:list-style-name="L2">
      <style:text-properties fo:color="#000000" style:font-name="Times New Roman" fo:font-size="12pt" style:font-size-asian="12pt" style:font-name-complex="Helv" style:font-size-complex="12pt"/>
    </style:style>
    <style:style style:name="P59" style:family="paragraph" style:parent-style-name="Body_20_Text_20_First_20_Indent" style:list-style-name="L9">
      <style:text-properties fo:color="#000000" style:font-name="Times New Roman" fo:font-size="12pt" style:font-size-asian="12pt" style:font-name-complex="Helv" style:font-size-complex="12pt"/>
    </style:style>
    <style:style style:name="P60" style:family="paragraph" style:parent-style-name="Body_20_Text_20_First_20_Indent" style:list-style-name="L9">
      <style:text-properties fo:color="#000000" style:font-name="Times New Roman" fo:font-size="12pt" style:font-size-asian="12pt" style:font-name-complex="Helv" style:font-size-complex="12pt"/>
    </style:style>
    <style:style style:name="P61" style:family="paragraph" style:parent-style-name="Body_20_Text_20_First_20_Indent" style:list-style-name="L9">
      <style:text-properties fo:color="#000000" style:font-name="Times New Roman" fo:font-size="12pt" style:font-size-asian="12pt" style:font-name-complex="Helv" style:font-size-complex="12pt"/>
    </style:style>
    <style:style style:name="P62"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3"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4"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5"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6"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7"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8"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9"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0"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1"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2"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3"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4" style:family="paragraph" style:parent-style-name="Body_20_Text_20_First_20_Indent" style:list-style-name="L2"/>
    <style:style style:name="P75" style:family="paragraph" style:parent-style-name="Body_20_Text_20_First_20_Indent" style:list-style-name="L2"/>
    <style:style style:name="P76" style:family="paragraph" style:parent-style-name="Body_20_Text_20_First_20_Indent" style:list-style-name="L2"/>
    <style:style style:name="P77" style:family="paragraph" style:parent-style-name="Body_20_Text_20_First_20_Indent" style:list-style-name="L5"/>
    <style:style style:name="P78" style:family="paragraph" style:parent-style-name="Body_20_Text_20_First_20_Indent" style:list-style-name="L12"/>
    <style:style style:name="P79" style:family="paragraph" style:parent-style-name="Body_20_Text_20_First_20_Indent" style:list-style-name="L12"/>
    <style:style style:name="P80" style:family="paragraph" style:parent-style-name="Body_20_Text_20_First_20_Indent" style:list-style-name="L12"/>
    <style:style style:name="P81" style:family="paragraph" style:parent-style-name="Body_20_Text_20_First_20_Indent" style:list-style-name="L12"/>
    <style:style style:name="P82" style:family="paragraph" style:parent-style-name="Body_20_Text_20_First_20_Indent" style:list-style-name="L18"/>
    <style:style style:name="P83" style:family="paragraph" style:parent-style-name="Body_20_Text_20_First_20_Indent" style:list-style-name="L18"/>
    <style:style style:name="P84" style:family="paragraph" style:parent-style-name="Body_20_Text_20_First_20_Indent" style:list-style-name="L19"/>
    <style:style style:name="P85" style:family="paragraph" style:parent-style-name="Body_20_Text_20_First_20_Indent" style:list-style-name="L19"/>
    <style:style style:name="P86" style:family="paragraph" style:parent-style-name="Body_20_Text_20_First_20_Indent" style:list-style-name="L19"/>
    <style:style style:name="P87" style:family="paragraph" style:parent-style-name="Body_20_Text_20_First_20_Indent" style:list-style-name="L19"/>
    <style:style style:name="P88" style:family="paragraph" style:parent-style-name="Body_20_Text_20_First_20_Indent" style:list-style-name="L5">
      <style:paragraph-properties fo:margin-left="0.5in" fo:margin-right="0in" fo:text-indent="0.1457in" style:auto-text-indent="false"/>
    </style:style>
    <style:style style:name="P89" style:family="paragraph" style:parent-style-name="Body_20_Text_20_First_20_Indent" style:list-style-name="L5">
      <style:paragraph-properties fo:margin-left="0.5in" fo:margin-right="0in" fo:text-indent="0.1457in" style:auto-text-indent="false"/>
    </style:style>
    <style:style style:name="P90" style:family="paragraph" style:parent-style-name="Body_20_Text_20_First_20_Indent" style:list-style-name="L5">
      <style:paragraph-properties fo:margin-left="0.5in" fo:margin-right="0in" fo:text-indent="0.1457in" style:auto-text-indent="false"/>
    </style:style>
    <style:style style:name="P91" style:family="paragraph" style:parent-style-name="Body_20_Text_20_First_20_Indent" style:list-style-name="L5">
      <style:paragraph-properties fo:margin-left="0.5in" fo:margin-right="0in" fo:text-indent="0.1457in" style:auto-text-indent="false"/>
    </style:style>
    <style:style style:name="P92" style:family="paragraph" style:parent-style-name="Body_20_Text_20_First_20_Indent" style:list-style-name="L6">
      <style:paragraph-properties fo:margin-left="0.5in" fo:margin-right="0in" fo:text-indent="0.1457in" style:auto-text-indent="false"/>
    </style:style>
    <style:style style:name="P93" style:family="paragraph" style:parent-style-name="Body_20_Text_20_First_20_Indent" style:list-style-name="L5">
      <style:paragraph-properties fo:margin-left="0.5in" fo:margin-right="0in" fo:text-indent="0.1457in" style:auto-text-indent="false"/>
    </style:style>
    <style:style style:name="P94" style:family="paragraph" style:parent-style-name="Body_20_Text_20_First_20_Indent" style:list-style-name="L5">
      <style:paragraph-properties fo:margin-left="0.5in" fo:margin-right="0in" fo:text-indent="0.1457in" style:auto-text-indent="false"/>
    </style:style>
    <style:style style:name="P95" style:family="paragraph" style:parent-style-name="Body_20_Text_20_First_20_Indent" style:list-style-name="L5">
      <style:paragraph-properties fo:margin-left="0.5in" fo:margin-right="0in" fo:text-indent="0.1457in" style:auto-text-indent="false"/>
    </style:style>
    <style:style style:name="P96" style:family="paragraph" style:parent-style-name="Body_20_Text_20_First_20_Indent" style:list-style-name="L5">
      <style:paragraph-properties fo:margin-left="0.5in" fo:margin-right="0in" fo:text-indent="0.1457in" style:auto-text-indent="false"/>
    </style:style>
    <style:style style:name="P97" style:family="paragraph" style:parent-style-name="Body_20_Text_20_First_20_Indent" style:list-style-name="L5">
      <style:paragraph-properties fo:margin-left="0.5in" fo:margin-right="0in" fo:text-indent="0.1457in" style:auto-text-indent="false"/>
    </style:style>
    <style:style style:name="P98"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99"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00"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01" style:family="paragraph" style:parent-style-name="Body_20_Text_20_First_20_Indent" style:list-style-name="L5">
      <style:paragraph-properties fo:margin-left="1in" fo:margin-right="0in" fo:text-indent="0.1457in" style:auto-text-indent="false"/>
    </style:style>
    <style:style style:name="P102" style:family="paragraph" style:parent-style-name="Body_20_Text_20_First_20_Indent" style:list-style-name="L5">
      <style:paragraph-properties fo:margin-left="0in" fo:margin-right="0in" fo:text-indent="0.1457in" style:auto-text-indent="false"/>
    </style:style>
    <style:style style:name="P103" style:family="paragraph" style:parent-style-name="Body_20_Text_20_First_20_Indent" style:list-style-name="L12">
      <style:paragraph-properties fo:margin-left="0.5in" fo:margin-right="0in" fo:text-indent="0in" style:auto-text-indent="false"/>
    </style:style>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3"/>
    <style:style style:name="P108" style:family="paragraph" style:parent-style-name="Text_20_body_20_indent" style:list-style-name="L3">
      <style:text-properties fo:color="#000000" style:text-underline-style="none"/>
    </style:style>
    <style:style style:name="P109" style:family="paragraph" style:parent-style-name="Text_20_body_20_indent" style:list-style-name="L3">
      <style:text-properties fo:color="#000000" style:text-underline-style="none"/>
    </style:style>
    <style:style style:name="P110" style:family="paragraph" style:parent-style-name="Text_20_body_20_indent" style:list-style-name="L3">
      <style:text-properties fo:color="#000000" style:text-underline-style="none"/>
    </style:style>
    <style:style style:name="P111" style:family="paragraph" style:parent-style-name="Text_20_body_20_indent" style:list-style-name="L3">
      <style:text-properties fo:color="#000000" style:text-underline-style="none"/>
    </style:style>
    <style:style style:name="P112" style:family="paragraph" style:parent-style-name="Text_20_body_20_indent" style:list-style-name="L3">
      <style:text-properties fo:color="#000000" style:text-underline-style="none"/>
    </style:style>
    <style:style style:name="P113" style:family="paragraph" style:parent-style-name="Text_20_body_20_indent" style:list-style-name="L4">
      <style:text-properties fo:color="#000000" style:text-underline-style="none"/>
    </style:style>
    <style:style style:name="P114" style:family="paragraph" style:parent-style-name="Text_20_body_20_indent" style:list-style-name="L3">
      <style:text-properties fo:color="#000000" style:text-underline-style="none"/>
    </style:style>
    <style:style style:name="P115" style:family="paragraph" style:parent-style-name="Text_20_body_20_indent" style:list-style-name="L3">
      <style:text-properties fo:color="#000000" style:text-underline-style="none"/>
    </style:style>
    <style:style style:name="P116" style:family="paragraph" style:parent-style-name="Text_20_body_20_indent" style:list-style-name="L3">
      <style:text-properties fo:color="#000000" style:text-underline-style="none"/>
    </style:style>
    <style:style style:name="P117" style:family="paragraph" style:parent-style-name="Text_20_body_20_indent" style:list-style-name="L3">
      <style:text-properties fo:color="#000000" style:text-underline-style="none"/>
    </style:style>
    <style:style style:name="P118" style:family="paragraph" style:parent-style-name="Text_20_body_20_indent" style:list-style-name="L3">
      <style:text-properties fo:color="#000000" style:text-underline-style="none"/>
    </style:style>
    <style:style style:name="P119" style:family="paragraph" style:parent-style-name="Text_20_body_20_indent" style:list-style-name="L3">
      <style:text-properties fo:color="#000000" style:text-underline-style="none"/>
    </style:style>
    <style:style style:name="P120" style:family="paragraph" style:parent-style-name="Text_20_body_20_indent" style:list-style-name="L3">
      <style:text-properties fo:color="#000000" style:text-underline-style="none"/>
    </style:style>
    <style:style style:name="P121" style:family="paragraph" style:parent-style-name="Text_20_body_20_indent" style:list-style-name="L3"/>
    <style:style style:name="P122" style:family="paragraph" style:parent-style-name="Text_20_body_20_indent" style:list-style-name="L3"/>
    <style:style style:name="P123" style:family="paragraph" style:parent-style-name="Text_20_body_20_indent" style:list-style-name="L3"/>
    <style:style style:name="P124" style:family="paragraph" style:parent-style-name="Text_20_body_20_indent" style:list-style-name="L15"/>
    <style:style style:name="P125" style:family="paragraph" style:parent-style-name="Text_20_body_20_indent" style:list-style-name="L16">
      <style:text-properties fo:font-size="10pt"/>
    </style:style>
    <style:style style:name="P126" style:family="paragraph" style:parent-style-name="Text_20_body_20_indent" style:list-style-name="L16">
      <style:text-properties fo:font-size="10pt"/>
    </style:style>
    <style:style style:name="P127" style:family="paragraph" style:parent-style-name="Text_20_body_20_indent" style:list-style-name="L16">
      <style:text-properties fo:font-size="10pt"/>
    </style:style>
    <style:style style:name="P128" style:family="paragraph" style:parent-style-name="Text_20_body_20_indent" style:list-style-name="L16">
      <style:text-properties fo:font-size="10pt"/>
    </style:style>
    <style:style style:name="P129" style:family="paragraph" style:parent-style-name="Text_20_body_20_indent" style:list-style-name="L16">
      <style:text-properties fo:font-size="10pt"/>
    </style:style>
    <style:style style:name="P130" style:family="paragraph" style:parent-style-name="Text_20_body_20_indent" style:list-style-name="L16">
      <style:text-properties fo:font-size="10pt"/>
    </style:style>
    <style:style style:name="P131" style:family="paragraph" style:parent-style-name="Text_20_body_20_indent" style:list-style-name="L16">
      <style:text-properties fo:font-size="10pt"/>
    </style:style>
    <style:style style:name="P132" style:family="paragraph" style:parent-style-name="Text_20_body_20_indent" style:list-style-name="L16">
      <style:text-properties fo:font-size="10pt"/>
    </style:style>
    <style:style style:name="P133" style:family="paragraph" style:parent-style-name="Text_20_body_20_indent" style:list-style-name="L16">
      <style:text-properties fo:font-size="10pt"/>
    </style:style>
    <style:style style:name="P134" style:family="paragraph" style:parent-style-name="Text_20_body_20_indent" style:list-style-name="L16">
      <style:text-properties fo:font-size="10pt"/>
    </style:style>
    <style:style style:name="P135" style:family="paragraph" style:parent-style-name="Text_20_body_20_indent" style:list-style-name="L16">
      <style:text-properties fo:font-size="10pt"/>
    </style:style>
    <style:style style:name="P136" style:family="paragraph" style:parent-style-name="Text_20_body_20_indent" style:list-style-name="L17">
      <style:text-properties fo:font-size="10pt"/>
    </style:style>
    <style:style style:name="P137" style:family="paragraph" style:parent-style-name="Text_20_body_20_indent" style:list-style-name="L17">
      <style:text-properties fo:font-size="10pt"/>
    </style:style>
    <style:style style:name="P138" style:family="paragraph" style:parent-style-name="Text_20_body_20_indent" style:list-style-name="L17">
      <style:text-properties fo:font-size="10pt"/>
    </style:style>
    <style:style style:name="P139" style:family="paragraph" style:parent-style-name="Contents_20_1">
      <style:paragraph-properties>
        <style:tab-stops>
          <style:tab-stop style:position="6.9in" style:type="right" style:leader-style="dotted" style:leader-text="."/>
        </style:tab-stops>
      </style:paragraph-properties>
    </style:style>
    <style:style style:name="P140" style:family="paragraph" style:parent-style-name="Contents_20_2">
      <style:paragraph-properties>
        <style:tab-stops>
          <style:tab-stop style:position="6.7335in" style:type="right" style:leader-style="dotted" style:leader-text="."/>
        </style:tab-stops>
      </style:paragraph-properties>
    </style:style>
    <style:style style:name="P141" style:family="paragraph" style:parent-style-name="Contents_20_3">
      <style:paragraph-properties>
        <style:tab-stops>
          <style:tab-stop style:position="6.5665in" style:type="right" style:leader-style="dotted" style:leader-text="."/>
        </style:tab-stops>
      </style:paragraph-properties>
    </style:style>
    <style:style style:name="P142" style:family="paragraph" style:parent-style-name="Code">
      <style:paragraph-properties fo:margin-left="0.5in" fo:margin-right="0in" fo:text-indent="0in" style:auto-text-indent="false"/>
    </style:style>
    <style:style style:name="P143" style:family="paragraph" style:parent-style-name="Text_20_Body_20_Single" style:list-style-name="L7"/>
    <style:style style:name="P144" style:family="paragraph" style:parent-style-name="Text_20_Body_20_Single" style:list-style-name="L7"/>
    <style:style style:name="P145" style:family="paragraph" style:parent-style-name="Text_20_Body_20_Single" style:list-style-name="L7"/>
    <style:style style:name="P146" style:family="paragraph" style:parent-style-name="Text_20_Body_20_Single" style:list-style-name="L7"/>
    <style:style style:name="P147" style:family="paragraph" style:parent-style-name="Text_20_Body_20_Single" style:list-style-name="L7"/>
    <style:style style:name="P148" style:family="paragraph" style:parent-style-name="Text_20_Body_20_Single" style:list-style-name="L7"/>
    <style:style style:name="P149" style:family="paragraph" style:parent-style-name="Text_20_Body_20_Single" style:list-style-name="L8"/>
    <style:style style:name="P150" style:family="paragraph" style:parent-style-name="Text_20_Body_20_Single" style:list-style-name="L8"/>
    <style:style style:name="P151" style:family="paragraph" style:parent-style-name="Text_20_Body_20_Single" style:list-style-name="L8"/>
    <style:style style:name="P152" style:family="paragraph" style:parent-style-name="Text_20_Body_20_Single" style:list-style-name="L8"/>
    <style:style style:name="P153" style:family="paragraph" style:parent-style-name="Text_20_Body_20_Single" style:list-style-name="L8"/>
    <style:style style:name="P154" style:family="paragraph" style:parent-style-name="Text_20_Body_20_Single" style:list-style-name="L8"/>
    <style:style style:name="P155" style:family="paragraph" style:parent-style-name="Text_20_Body_20_Single" style:list-style-name="L8"/>
    <style:style style:name="P156" style:family="paragraph" style:parent-style-name="Text_20_Body_20_Single" style:list-style-name="L8"/>
    <style:style style:name="P157" style:family="paragraph" style:parent-style-name="Text_20_Body_20_Single" style:list-style-name="L13"/>
    <style:style style:name="P158" style:family="paragraph" style:parent-style-name="Text_20_Body_20_Single" style:list-style-name="L13"/>
    <style:style style:name="P159" style:family="paragraph" style:parent-style-name="Text_20_Body_20_Single" style:list-style-name="L14"/>
    <style:style style:name="P160" style:family="paragraph" style:parent-style-name="Text_20_Body_20_Single" style:list-style-name="L14">
      <style:text-properties fo:font-size="12pt" style:font-size-asian="12pt" style:font-size-complex="12pt"/>
    </style:style>
    <style:style style:name="P161" style:family="paragraph" style:parent-style-name="Text_20_Body_20_Single" style:list-style-name="L14">
      <style:text-properties fo:font-size="12pt" style:font-size-asian="12pt" style:font-size-complex="12pt"/>
    </style:style>
    <style:style style:name="P162" style:family="paragraph" style:parent-style-name="Text_20_Body_20_Single" style:list-style-name="L14"/>
    <style:style style:name="T1" style:family="text">
      <style:text-properties style:language-asian="zh" style:country-asian="CN"/>
    </style:style>
    <style:style style:name="T2" style:family="text">
      <style:text-properties fo:font-weight="bold"/>
    </style:style>
    <style:style style:name="T3" style:family="text">
      <style:text-properties fo:color="#000000"/>
    </style:style>
    <style:style style:name="T4" style:family="text">
      <style:text-properties fo:color="#000000" style:font-name="Times New Roman" fo:font-size="10.5pt" style:text-underline-style="none" fo:font-weight="normal" style:font-name-asian="MS Sans Serif" style:font-size-asian="10.5pt" style:font-name-complex="MS Sans Serif" style:font-size-complex="10.5pt"/>
    </style:style>
    <style:style style:name="T5" style:family="text">
      <style:text-properties fo:color="#000000" style:font-name="Times New Roman" fo:font-size="12pt" style:font-name-asian="Tahoma1" style:font-size-asian="12pt" style:font-name-complex="Tahoma1" style:font-size-complex="12pt"/>
    </style:style>
    <style:style style:name="T6" style:family="text">
      <style:text-properties fo:color="#000000" style:font-name="Times New Roman" fo:font-size="12pt" style:font-name-asian="Helvetica" style:font-size-asian="12pt" style:font-name-complex="Helvetica" style:font-size-complex="12pt"/>
    </style:style>
    <style:style style:name="T7" style:family="text">
      <style:text-properties fo:color="#000000" style:font-name-complex="Helv"/>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font-name="Tahoma1" fo:font-size="10pt" style:font-name-asian="Tahoma1" style:font-size-asian="10pt" style:font-name-complex="Tahoma1" style:font-size-complex="10pt"/>
    </style:style>
    <style:style style:name="T11" style:family="text">
      <style:text-properties fo:color="#000000" style:font-name="Times New Roman1" style:text-underline-style="none" fo:font-weight="normal" style:font-name-asian="Times New Roman1" style:font-size-asian="16pt" style:font-weight-asian="bold" style:font-name-complex="Times New Roman1" style:font-size-complex="16pt" style:font-weight-complex="bold"/>
    </style:style>
    <style:style style:name="T12" style:family="text">
      <style:text-properties style:font-name="Times New Roman" fo:font-size="12pt" style:font-size-asian="12pt" style:font-name-complex="Helv"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weight="bold" style:font-size-asian="12pt" style:font-name-complex="Helv" style:font-size-complex="12pt"/>
    </style:style>
    <style:style style:name="T15" style:family="text">
      <style:text-properties style:font-name="Times New Roman" fo:font-size="12pt" style:font-name-asian="CourierNewPSMT" style:font-size-asian="12pt" style:font-name-complex="CourierNewPSMT" style:font-size-complex="12pt"/>
    </style:style>
    <style:style style:name="T16" style:family="text">
      <style:text-properties style:font-name="Times New Roman" fo:font-size="12pt" style:font-name-asian="Helvetica" style:font-size-asian="12pt" style:font-name-complex="Helvetica" style:font-size-complex="12pt"/>
    </style:style>
    <style:style style:name="T17" style:family="text">
      <style:text-properties style:font-name="BookMasterGothic-Bold" fo:font-weight="bold" style:font-name-asian="BookMasterGothic-Bold" style:font-weight-asian="bold" style:font-name-complex="BookMasterGothic-Bold" style:font-weight-complex="bold"/>
    </style:style>
    <style:style style:name="T18" style:family="text">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font-name="Times New Roman" fo:font-size="12pt" style:text-underline-style="solid" style:text-underline-width="auto" style:text-underline-color="font-color" style:font-name-asian="Tahoma1" style:font-size-asian="12pt" style:font-name-complex="Tahoma1" style:font-size-complex="12pt"/>
    </style:style>
    <style:style style:name="T21" style:family="text">
      <style:text-properties fo:color="#0000ff" style:font-name="Times New Roman1" style:text-underline-style="solid" style:text-underline-width="auto" style:text-underline-color="font-color" fo:font-weight="normal" style:font-name-asian="Times New Roman1" style:font-size-asian="16pt" style:font-weight-asian="bold" style:font-name-complex="Times New Roman1" style:font-size-complex="16pt" style:font-weight-complex="bold"/>
    </style:style>
    <style:style style:name="T22" style:family="text">
      <style:text-properties style:font-name="CourierNewPSMT" fo:font-size="10pt" style:font-name-asian="CourierNewPSMT" style:font-size-asian="10pt" style:font-name-complex="CourierNewPSMT" style:font-size-complex="10pt"/>
    </style:style>
    <style:style style:name="T23" style:family="text">
      <style:text-properties style:font-name="CourierNewPSMT" fo:font-size="12pt" style:font-name-asian="CourierNewPSMT" style:font-size-asian="12pt" style:font-name-complex="CourierNewPSMT" style:font-size-complex="12pt"/>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TimesNewRomanPSMT" style:font-name-asian="TimesNewRomanPSMT" style:font-name-complex="TimesNewRomanPSMT"/>
    </style:style>
    <style:style style:name="T26" style:family="text">
      <style:text-properties style:font-name="Times New Roman3" fo:font-size="10pt" fo:font-weight="normal" style:font-name-asian="TimesNewRomanPS-BoldMT" style:font-size-asian="10pt" style:font-weight-asian="bold" style:font-name-complex="TimesNewRomanPS-BoldMT" style:font-size-complex="10pt" style:font-weight-complex="bold"/>
    </style:style>
    <style:style style:name="T27" style:family="text">
      <style:text-properties style:font-name="Times New Roman3" fo:font-weight="normal" style:font-name-asian="TimesNewRomanPS-BoldMT" style:font-weight-asian="bold" style:font-name-complex="TimesNewRomanPS-BoldMT" style:font-weight-complex="bold"/>
    </style:style>
    <style:style style:name="T28" style:family="text">
      <style:text-properties style:font-name="Times New Roman1" fo:font-weight="normal" style:font-name-asian="Times New Roman1" style:font-size-asian="16pt" style:font-weight-asian="bold" style:font-name-complex="Times New Roman1" style:font-size-complex="16pt" style:font-weight-complex="bold"/>
    </style:style>
    <style:style style:name="T29" style:family="text">
      <style:text-properties fo:font-size="12pt" style:font-size-asian="12pt" style:font-size-complex="12pt"/>
    </style:style>
    <style:style style:name="T30" style:family="text">
      <style:text-properties style:font-name-asian="TimesNewRomanPS-BoldMT" style:font-name-complex="TimesNewRomanPS-BoldM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07815808">
          <text:deletion>
            <office:change-info>
              <dc:creator>unknown</dc:creator>
              <dc:date>2009-05-07T13:49:00</dc:date>
            </office:change-info>
            <text:p text:style-name="P1">CATX</text:p>
          </text:deletion>
        </text:changed-region>
        <text:changed-region text:id="ct107813096">
          <text:deletion>
            <office:change-info>
              <dc:creator>unknown</dc:creator>
              <dc:date>2009-11-19T08:25:00</dc:date>
            </office:change-info>
            <text:p text:style-name="P2">6</text:p>
          </text:deletion>
        </text:changed-region>
        <text:changed-region text:id="ct107813232">
          <text:deletion>
            <office:change-info>
              <dc:creator>Lissa Valletta</dc:creator>
              <dc:date>2009-10-08T11:48:00</dc:date>
            </office:change-info>
            <text:p text:style-name="P2">6</text:p>
          </text:deletion>
        </text:changed-region>
        <text:changed-region text:id="ct107813368">
          <text:deletion>
            <office:change-info>
              <dc:creator>unknown</dc:creator>
              <dc:date>2009-08-03T09:14:00</dc:date>
            </office:change-info>
            <text:p text:style-name="P2">8</text:p>
          </text:deletion>
        </text:changed-region>
        <text:changed-region text:id="ct107813504">
          <text:deletion>
            <office:change-info>
              <dc:creator>Guangcheng Li</dc:creator>
              <dc:date>2009-07-28T11:25:00</dc:date>
            </office:change-info>
            <text:p text:style-name="P2">2</text:p>
          </text:deletion>
        </text:changed-region>
        <text:changed-region text:id="ct107813640">
          <text:deletion>
            <office:change-info>
              <dc:creator>Lissa Valletta</dc:creator>
              <dc:date>2009-07-22T11:12:00</dc:date>
            </office:change-info>
            <text:p text:style-name="P2">1</text:p>
          </text:deletion>
        </text:changed-region>
        <text:changed-region text:id="ct107813776">
          <text:deletion>
            <office:change-info>
              <dc:creator>unknown</dc:creator>
              <dc:date>2009-07-21T12:52:00</dc:date>
            </office:change-info>
            <text:p text:style-name="P2">15</text:p>
          </text:deletion>
        </text:changed-region>
        <text:changed-region text:id="ct107813912">
          <text:deletion>
            <office:change-info>
              <dc:creator>unknown</dc:creator>
              <dc:date>2009-07-09T08:40:00</dc:date>
            </office:change-info>
            <text:p text:style-name="P2">22</text:p>
          </text:deletion>
        </text:changed-region>
        <text:changed-region text:id="ct107814048">
          <text:deletion>
            <office:change-info>
              <dc:creator>Guangcheng Li</dc:creator>
              <dc:date>2009-07-15T16:02:00</dc:date>
            </office:change-info>
            <text:p text:style-name="P2">9</text:p>
          </text:deletion>
        </text:changed-region>
        <text:changed-region text:id="ct107814184">
          <text:deletion>
            <office:change-info>
              <dc:creator>Lissa Valletta</dc:creator>
              <dc:date>2009-11-06T08:35:00</dc:date>
            </office:change-info>
            <text:p text:style-name="P2">0</text:p>
          </text:deletion>
        </text:changed-region>
        <text:changed-region text:id="ct107815160">
          <text:deletion>
            <office:change-info>
              <dc:creator>Lissa Valletta</dc:creator>
              <dc:date>2009-06-22T07:58:00</dc:date>
            </office:change-info>
            <text:p text:style-name="P2">8</text:p>
          </text:deletion>
        </text:changed-region>
        <text:changed-region text:id="ct107815264">
          <text:deletion>
            <office:change-info>
              <dc:creator>Guangcheng Li</dc:creator>
              <dc:date>2009-05-08T15:26:00</dc:date>
            </office:change-info>
            <text:p text:style-name="P2">7</text:p>
          </text:deletion>
        </text:changed-region>
        <text:changed-region text:id="ct107815400">
          <text:deletion>
            <office:change-info>
              <dc:creator>Lissa Valletta</dc:creator>
              <dc:date>2009-06-22T07:58:00</dc:date>
            </office:change-info>
            <text:p text:style-name="P2">5/0</text:p>
          </text:deletion>
        </text:changed-region>
        <text:changed-region text:id="ct107815536">
          <text:deletion>
            <office:change-info>
              <dc:creator>unknown</dc:creator>
              <dc:date>2009-07-09T08:40:00</dc:date>
            </office:change-info>
            <text:p text:style-name="P2">6</text:p>
          </text:deletion>
        </text:changed-region>
        <text:changed-region text:id="ct107815672">
          <text:deletion>
            <office:change-info>
              <dc:creator>unknown</dc:creator>
              <dc:date>2009-10-06T12:00:00</dc:date>
            </office:change-info>
            <text:p text:style-name="P2">0</text:p>
          </text:deletion>
        </text:changed-region>
        <text:changed-region text:id="ct108226520">
          <text:insertion>
            <office:change-info>
              <dc:creator>Lissa Valletta</dc:creator>
              <dc:date>2009-11-06T08:37:00</dc:date>
            </office:change-info>
          </text:insertion>
        </text:changed-region>
        <text:changed-region text:id="ct108227752">
          <text:deletion>
            <office:change-info>
              <dc:creator>Lissa Valletta</dc:creator>
              <dc:date>2009-11-06T08:39:00</dc:date>
            </office:change-info>
            <text:list text:style-name="L1">
              <text:list-header>
                <text:p text:style-name="P3"/>
              </text:list-header>
              <text:list-item>
                <text:p text:style-name="P3"/>
              </text:list-item>
            </text:list>
          </text:deletion>
        </text:changed-region>
        <text:changed-region text:id="ct108230648">
          <text:insertion>
            <office:change-info>
              <dc:creator>Lissa Valletta</dc:creator>
              <dc:date>2009-11-06T08:38:00</dc:date>
            </office:change-info>
          </text:insertion>
        </text:changed-region>
        <text:changed-region text:id="ct108233736">
          <text:insertion>
            <office:change-info>
              <dc:creator>Lissa Valletta</dc:creator>
              <dc:date>2009-11-06T08:38:00</dc:date>
            </office:change-info>
          </text:insertion>
        </text:changed-region>
        <text:changed-region text:id="ct108233840">
          <text:insertion>
            <office:change-info>
              <dc:creator>Lissa Valletta</dc:creator>
              <dc:date>2009-11-06T08:38:00</dc:date>
            </office:change-info>
          </text:insertion>
        </text:changed-region>
        <text:changed-region text:id="ct108233944">
          <text:insertion>
            <office:change-info>
              <dc:creator>Lissa Valletta</dc:creator>
              <dc:date>2009-11-06T08:38:00</dc:date>
            </office:change-info>
          </text:insertion>
        </text:changed-region>
        <text:changed-region text:id="ct108235408">
          <text:insertion>
            <office:change-info>
              <dc:creator>Lissa Valletta</dc:creator>
              <dc:date>2009-11-06T08:38:00</dc:date>
            </office:change-info>
          </text:insertion>
        </text:changed-region>
        <text:changed-region text:id="ct108237040">
          <text:insertion>
            <office:change-info>
              <dc:creator>Lissa Valletta</dc:creator>
              <dc:date>2009-11-06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7815808"/>CSM To xCAT2 Migration <text:s text:c="2"/></text:p>
      <text:p text:style-name="P14"><text:change text:change-id="ct107813096"/><text:change text:change-id="ct107813232"/><text:change text:change-id="ct107813368"/><text:change text:change-id="ct107813504"/><text:change text:change-id="ct107813640"/><text:change text:change-id="ct107813776"/><text:change text:change-id="ct107813912"/><text:change text:change-id="ct107814048"/><text:change text:change-id="ct107814184"/><text:change text:change-id="ct107815160"/><text:change text:change-id="ct107815264"/><text:change text:change-id="ct107815400"/><text:change text:change-id="ct107815536"/><text:change text:change-id="ct107815672"/><text:span text:style-name="T1"><text:date style:data-style-name="N36" text:date-value="2010-01-07T08:30:50.95">01/07/2010</text:date></text:span><text:span text:style-name="T1">, </text:span><text:span text:style-name="T1"><text:time style:data-style-name="N43" text:time-value="2010-01-07T08:30:50.95">08:30:51 AM</text:time></text:span></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9"><text:a xlink:type="simple" xlink:href="#1.Migrating CSM to xCAT2 |outline" text:style-name="Internet_20_link" text:visited-style-name="Internet_20_link">1.0 Migrating CSM to xCAT2 </text:a><text:tab/>1</text:p>
          <text:p text:style-name="P140"><text:a xlink:type="simple" xlink:href="#1.1.Installing the xCAT 2 Management Node|outline" text:style-name="Internet_20_link" text:visited-style-name="Internet_20_link">1.1 Installing the xCAT 2 Management Node</text:a><text:tab/>2</text:p>
          <text:p text:style-name="P140"><text:a xlink:type="simple" xlink:href="#1.2.Overview: Transition CSM Management Server to the xCAT Management Node|outline" text:style-name="Internet_20_link" text:visited-style-name="Internet_20_link">1.2 Overview: Transition CSM Management Server to the xCAT Management Node</text:a><text:tab/>3</text:p>
          <text:p text:style-name="P140"><text:a xlink:type="simple" xlink:href="#1.3.Set up Remote Shell on xCAT MN|outline" text:style-name="Internet_20_link" text:visited-style-name="Internet_20_link">1.3 Set up Remote Shell on xCAT MN</text:a><text:tab/>4</text:p>
          <text:p text:style-name="P140"><text:a xlink:type="simple" xlink:href="#1.4.Stop CSM Services|outline" text:style-name="Internet_20_link" text:visited-style-name="Internet_20_link">1.4 Stop CSM Services</text:a><text:tab/>5</text:p>
          <text:p text:style-name="P140"><text:a xlink:type="simple" xlink:href="#1.5.CSM dsh to xCAT xdsh Migration|outline" text:style-name="Internet_20_link" text:visited-style-name="Internet_20_link">1.5 CSM dsh to xCAT xdsh Migration</text:a><text:tab/>5</text:p>
          <text:p text:style-name="P140"><text:a xlink:type="simple" xlink:href="#1.6.Setting up Users and Groups|outline" text:style-name="Internet_20_link" text:visited-style-name="Internet_20_link">1.6 Setting up Users and Groups</text:a><text:tab/>6</text:p>
          <text:p text:style-name="P140"><text:a xlink:type="simple" xlink:href="#1.7.Migrating the CSM database to the xCAT database|outline" text:style-name="Internet_20_link" text:visited-style-name="Internet_20_link">1.7 Migrating the CSM database to the xCAT database</text:a><text:tab/>6</text:p>
          <text:p text:style-name="P141"><text:a xlink:type="simple" xlink:href="#1.7.1.Setting up the  passwd and ppchcp table|outline" text:style-name="Internet_20_link" text:visited-style-name="Internet_20_link">1.7.1 Setting up the <text:s/>passwd and ppchcp table</text:a><text:tab/>8</text:p>
          <text:p text:style-name="P141"><text:a xlink:type="simple" xlink:href="#1.7.2.Setting up ssh keys to your AMMs  and HMCs|outline" text:style-name="Internet_20_link" text:visited-style-name="Internet_20_link">1.7.2 Setting up ssh keys to your AMMs <text:s/>and HMCs</text:a><text:tab/>9</text:p>
          <text:p text:style-name="P140"><text:a xlink:type="simple" xlink:href="#1.8.Setting up Name Resolution to the xCAT Cluster|outline" text:style-name="Internet_20_link" text:visited-style-name="Internet_20_link">1.8 Setting up Name Resolution to the xCAT Cluster</text:a><text:tab/>10</text:p>
          <text:p text:style-name="P140"><text:a xlink:type="simple" xlink:href="#1.9.Uninstalling CSM from your Cluster Nodes|outline" text:style-name="Internet_20_link" text:visited-style-name="Internet_20_link">1.9 Uninstalling CSM from your Cluster Nodes</text:a><text:tab/>10</text:p>
          <text:p text:style-name="P140"><text:a xlink:type="simple" xlink:href="#1.10.Verify Hardware Control |outline" text:style-name="Internet_20_link" text:visited-style-name="Internet_20_link">1.10 Verify Hardware Control </text:a><text:tab/>10</text:p>
          <text:p text:style-name="P140"><text:a xlink:type="simple" xlink:href="#1.11.Additional xCAT setup for Cluster Install on AIX|outline" text:style-name="Internet_20_link" text:visited-style-name="Internet_20_link">1.11 Additional xCAT setup for Cluster Install on AIX</text:a><text:tab/>10</text:p>
          <text:p text:style-name="P140"><text:a xlink:type="simple" xlink:href="#1.12.Additional xCAT setup for Cluster Install on Linux|outline" text:style-name="Internet_20_link" text:visited-style-name="Internet_20_link">1.12 Additional xCAT setup for Cluster Install on Linux</text:a><text:tab/>11</text:p>
          <text:p text:style-name="P140"><text:a xlink:type="simple" xlink:href="#1.13.Migrating your CFM setup to xCAT|outline" text:style-name="Internet_20_link" text:visited-style-name="Internet_20_link">1.13 Migrating your CFM setup to xCAT</text:a><text:tab/>11</text:p>
          <text:p text:style-name="P140"><text:a xlink:type="simple" xlink:href="#1.14.Migrating the CSM Monitoring setup to xCAT|outline" text:style-name="Internet_20_link" text:visited-style-name="Internet_20_link">1.14 Migrating the CSM Monitoring setup to xCAT</text:a><text:tab/>12</text:p>
          <text:p text:style-name="P140"><text:a xlink:type="simple" xlink:href="#1.15.Testing your xCAT Cluster|outline" text:style-name="Internet_20_link" text:visited-style-name="Internet_20_link">1.15 Testing your xCAT Cluster</text:a><text:tab/>13</text:p>
          <text:p text:style-name="P140"><text:a xlink:type="simple" xlink:href="#1.16.Uninstalling CSM from your Management Server|outline" text:style-name="Internet_20_link" text:visited-style-name="Internet_20_link">1.16 Uninstalling CSM from your Management Server</text:a><text:tab/>14</text:p>
          <text:p text:style-name="P139"><text:a xlink:type="simple" xlink:href="#2.References|outline" text:style-name="Internet_20_link" text:visited-style-name="Internet_20_link">2.0 References</text:a><text:tab/>14</text:p>
          <text:p text:style-name="P139"><text:a xlink:type="simple" xlink:href="#3.Appendix A:  xCAT Migration Tools|outline" text:style-name="Internet_20_link" text:visited-style-name="Internet_20_link">3.0 Appendix A: <text:s/>xCAT Migration Tools</text:a><text:tab/>14</text:p>
        </text:index-body>
      </text:table-of-content>
      <text:p text:style-name="P8"/>
      <text:h text:style-name="P29" text:outline-level="1">Migrating CSM to xCAT2 </text:h>
      <text:p text:style-name="P11"/>
      <text:p text:style-name="Text_20_Body_20_Single"><text:s text:c="7"/><text:tab/>This document provides instructions to migrate from IBM Cluster System Management (CSM) <text:s/>to xCAT2. <text:s/>For the migration, <text:s/>you should have a second machine to be used as the xCAT2 Management Node (MN), not the machine that is your CSM Management Server (MS). <text:s/>Your CSM MS <text:s/>should not be defined as a <text:s/>node in the xCAT cluster. <text:s text:c="2"/>In xCAT your xCAT MN should not defined as a node in the xCAT cluster. <text:s/>Since xCAT requires no xCAT code on the cluster nodes, <text:s/>the migration is only the migration <text:s/>from the CSM Management Server to the xCAT management Node. </text:p>
      <text:p text:style-name="Text_20_Body_20_Single"><text:tab/></text:p>
      <text:p text:style-name="Text_20_Body_20_Single"><text:tab/>Become familiar with xCAT, <text:s/>there are many documents <text:s/>linked from the <text:a xlink:type="simple" xlink:href="http://xcat.sourceforge.net/">xCAT website</text:a>. A good place to start is in the <text:a xlink:type="simple" xlink:href="http://xcat.svn.sourceforge.net/viewvc/xcat/xcat-core/trunk/xCAT-client/share/doc/index.html">document repository </text:a>the x<text:a xlink:type="simple" xlink:href="http://xcat.svn.sourceforge.net/viewvc/xcat/xcat-core/trunk/xCAT-client/share/doc/xCAT2top.pdf">CAT Top Doc “Intro to the Cookbooks”</text:a>. <text:s/>It will give you basic information about the xCAT product and links to other valuable documents. <text:s text:c="2"/>From the website you can : (1) Join the mailing list. <text:s text:c="2"/>Many xCAT developers were formerly CSM developers and can answer your questions. <text:s text:c="3"/>(2)You can hire support from IBM. <text:s/>The support team for xCAT was <text:soft-page-break/>also a support team for CSM, <text:s/>so they can be a great help. <text:s text:c="2"/></text:p>
      <text:p text:style-name="Text_20_Body_20_Single"><text:tab/>Check <text:span text:style-name="T10"><text:s/>t</text:span><text:span text:style-name="T5">he supported Operating Systems and Hardware in </text:span><text:a xlink:type="simple" xlink:href="https://sourceforge.net/apps/mediawiki/xcat/index.php?title=XCAT_Features"><text:span text:style-name="T20">https://sourceforge.net/apps/mediawiki/xcat/index.php?title=XCAT_Features</text:span></text:a><text:span text:style-name="T5"> to make sure xcat supports your hardware and OS. <text:s/>If </text:span><text:span text:style-name="T6">your current CSM cluster is using the High Performance Switch (HPS) <text:s/>then this </text:span><text:span text:style-name="T16">will need to be replaced with another type of high-speed interconnect, because there is no support for the HPS on xCAT 2.</text:span></text:p>
      <text:p text:style-name="P7">. </text:p>
      <text:p text:style-name="P38"/>
      <text:p text:style-name="Text_20_Body_20_Single">Finally, think positive, <text:s/>the transition is not that bad. <text:s/></text:p>
      <text:p text:style-name="Text_20_Body_20_Single"><text:tab/> </text:p>
      <text:p text:style-name="Standard"><text:tab/> <text:s/>The entire CSM cluster should be ready to be moved to xCAT. <text:s/>CSM activity should have been stopped. <text:s/>With two Management nodes, one running CSM and one running xCAT, it is still recommended to transition all your nodes to the new xCAT MN at the same time. <text:s/></text:p>
      <text:p text:style-name="Standard"/>
      <text:p text:style-name="Standard"><text:tab/>We are not addressing the move of a CSM hierarchical cluster to an xCAT hierarchical cluster, that is CSM install nodes to xCAT service nodes. </text:p>
      <text:p text:style-name="Standard"><text:tab/></text:p>
      <text:p text:style-name="Standard"><text:tab/>Since we are documenting only one scenario, <text:s text:c="2"/>you will have to <text:s/>extrapolate to your specific situation, <text:s/>read the xCAT docs, and post <text:s/>to the mailing list <text:s/>specific questions. </text:p>
      <text:p text:style-name="Standard"/>
      <text:p text:style-name="Standard"><text:tab/><text:tab/></text:p>
      <text:p text:style-name="P16"><text:s/><text:span text:style-name="T12">There are two RedBooks that discuss CSM to xCAT Migration as part of their general information <text:s/>comparing CSM to xCAT for the CSM admin. <text:s text:c="5"/>There are also good discussions about <text:s/>the difference that the admin may expect moving from <text:s/>CSM to xCAT. <text:s text:c="2"/></text:span></text:p>
      <text:list text:style-name="L2">
        <text:list-item>
          <text:p text:style-name="P55"><text:a xlink:type="simple" xlink:href="http://www.redbooks.ibm.com/redpapers/pdfs/redp4437.pdf">The xCAT2 Guide for the System Administrator</text:a><text:a xlink:type="simple" xlink:href="http://www.redbooks.ibm.com/redpapers/pdfs/redp4437.pdf"> </text:a><text:span text:style-name="T7"><text:s text:c="2"/>( For Linux) (chapter 3)</text:span></text:p>
          <text:p text:style-name="P56"><text:s text:c="5"/></text:p>
          <text:p text:style-name="P56"><text:s text:c="5"/>The csm2xcatdb routine should not be used. Use <text:s/>the csm2xcat routine shipped with xCAT. <text:s/></text:p>
          <text:p text:style-name="P56"><text:s text:c="6"/></text:p>
        </text:list-item>
        <text:list-item>
          <text:p text:style-name="P74"><text:a xlink:type="simple" xlink:href="http://www.redbooks.ibm.com/redbooks/pdfs/sg247766.pdf"><text:span text:style-name="T4"><text:s/></text:span></text:a><text:s/><text:a xlink:type="simple" xlink:href="http://www.redbooks.ibm.com/redbooks/pdfs/sg247766.pdf">Configuring and Managing AIX Clusters Using xCAT2 </text:a><text:a xlink:type="simple" xlink:href="http://www.redbooks.ibm.com/redbooks/pdfs/sg247766.pdf"><text:span text:style-name="T9"><text:s/>(</text:span></text:a>chapter 4)</text:p>
          <text:p text:style-name="P74"><text:a xlink:type="simple" xlink:href="http://www.redbooks.ibm.com/redbooks/pdfs/sg247766.pdf"><text:span text:style-name="T4"><text:s text:c="6"/></text:span></text:a></text:p>
          <text:list>
            <text:list-header>
              <text:p text:style-name="P74"><text:a xlink:type="simple" xlink:href="http://www.redbooks.ibm.com/redbooks/pdfs/sg247766.pdf"><text:span text:style-name="T4">The xcfmupdate tool referenced in this document is not supported. <text:s/>Please follow the instructions in </text:span></text:a><text:a xlink:type="simple" xlink:href="http://www.redbooks.ibm.com/redbooks/pdfs/sg247766.pdf"><text:span text:style-name="T4"><text:reference-ref text:reference-format="text" text:ref-name="Migrating your CFM setup to xCAT">Migrating your CFM setup to xCAT</text:reference-ref></text:span></text:a><text:a xlink:type="simple" xlink:href="http://www.redbooks.ibm.com/redbooks/pdfs/sg247766.pdf"><text:span text:style-name="T4"> <text:s/>for moving your CFM configuration to xCAT. </text:span></text:a></text:p>
            </text:list-header>
          </text:list>
        </text:list-item>
      </text:list>
      <text:p text:style-name="P16"><text:s text:c="9"/><text:span text:style-name="T14">Note:</text:span><text:span text:style-name="T12"> you may find more inaccuracies in the two RedBooks, <text:s/>new function has been <text:s/><text:tab/> <text:tab/> <text:s text:c="7"/>implemented in xCAT, since the RedBooks were written. </text:span></text:p>
      <text:p text:style-name="P17"><text:s text:c="19"/>For example, dynamic groups are <text:s text:c="2"/>now supported. </text:p>
      <text:h text:style-name="P25" text:outline-level="2">Installing the xCAT 2 Management Node</text:h>
      <text:p text:style-name="P27"/>
      <text:p text:style-name="Text_20_Body_20_Single"><text:tab/>The <text:a xlink:type="simple" xlink:href="http://xcat.svn.sourceforge.net/viewvc/xcat/xcat-core/trunk/xCAT-client/share/doc/xCAT2top.pdf">xCAT top document </text:a><text:s/>gives you instructions for installing and setting up the xCAT Linux <text:soft-page-break/>Management Node. <text:s text:c="2"/>For installing an AIX Management Node, <text:s/>use <text:a xlink:type="simple" xlink:href="http://xcat.svn.sourceforge.net/viewvc/xcat/xcat-core/trunk/xCAT-client/share/doc/xCAT2onAIX.pdf">xCAT2 on AIX, Creating an </text:a><text:a xlink:type="simple" xlink:href="http://xcat.svn.sourceforge.net/viewvc/xcat/xcat-core/trunk/xCAT-client/share/doc/xCAT2onAIX.pdf">xCAT management Node</text:a>. <text:s/>Reference <text:s/>these documents to setup your Management Node, stopping at the point where you would normally start adding nodes to the database. <text:s/>We will provide you tools in the following sections to aid in moving your node definitions from CSM to xCAT. </text:p>
      <text:p text:style-name="Text_20_Body_20_Single"><text:tab/> At this time you should <text:s/>setup your cluster network for the <text:s/>xCAT <text:s/>MN to access the cluster nodes, switches, HMCs,AMM, etc before the install. <text:s/>xCAT will initialize <text:s/>an xCAT <text:s/>networks table for you during the install of the Management Node on Linux. It will also initialize the networks table on AIX, if you install xCAT2.4. <text:s text:c="2"/>Do not detach the cluster from the CSM MN, <text:s text:c="2"/>you will still need to access the nodes from the CSM MS to run some of the migration tools. </text:p>
      <text:p text:style-name="Text_20_Body_20_Single"><text:tab/>xCAT defaults to use the ssh remote shell for both AIX and Linux. <text:s/>If you are using rsh, it is recommended that you move to ssh, although rsh is supported by xCAT on AIX. <text:s text:c="3"/>xCAT will automatically perform all the ssh setup (key generation and exchange) <text:s/>needed on your xCAT Management Node, and compute nodes for system administration using ssh. <text:s/></text:p>
      <text:h text:style-name="Heading_20_3" text:outline-level="3" text:is-list-header="true"/>
      <text:h text:style-name="Heading_20_2" text:outline-level="2" text:is-list-header="true"/>
      <text:h text:style-name="Heading_20_2" text:outline-level="2">Overview: Transition CSM Management Server to the xCAT Management Node</text:h>
      <text:p text:style-name="P28"><text:tab/>The following steps outline the process to take during this migration. First you should prepare your CSM cluster for the transition. <text:s text:c="2"/>A good check list is outlined in chapter 4.2.1 whether you are migrating from AIX or Linux in <text:s/><text:a xlink:type="simple" xlink:href="http://www.redbooks.ibm.com/redbooks/pdfs/sg247766.pdf">Configuring and Managing AIX Clusters Using xCAT2 .</text:a></text:p>
      <text:p text:style-name="P28"><text:a xlink:type="simple" xlink:href="http://www.redbooks.ibm.com/redbooks/pdfs/sg247766.pdf"><text:span text:style-name="T9"><text:tab/></text:span></text:a></text:p>
      <text:p text:style-name="P28"><text:a xlink:type="simple" xlink:href="http://www.redbooks.ibm.com/redbooks/pdfs/sg247766.pdf"/></text:p>
      <text:list text:style-name="L3">
        <text:list-item>
          <text:p text:style-name="P104"><text:a xlink:type="simple" xlink:href="http://www.redbooks.ibm.com/redbooks/pdfs/sg247766.pdf"><text:span text:style-name="T9">Ensure your CSM cluster is stable. <text:s/>Have all the nodes in the cluster that you are planning to migrate defined, powered up and accessible by ssh. <text:s/></text:span></text:a></text:p>
        </text:list-item>
        <text:list-item>
          <text:p text:style-name="P104"><text:a xlink:type="simple" xlink:href="http://www.redbooks.ibm.com/redbooks/pdfs/sg247766.pdf"><text:span text:style-name="T9">Setup the Remote Shell on the xCAT MN. <text:s text:c="2"/>See instructions in </text:span></text:a><text:a xlink:type="simple" xlink:href="http://www.redbooks.ibm.com/redbooks/pdfs/sg247766.pdf"><text:span text:style-name="T9"><text:reference-ref text:reference-format="text" text:ref-name="Setup Remote Shell on xCAT MN">Set up Remote Shell on xCAT MN</text:reference-ref></text:span></text:a><text:a xlink:type="simple" xlink:href="http://www.redbooks.ibm.com/redbooks/pdfs/sg247766.pdf"><text:span text:style-name="T9">. <text:s/>See also </text:span></text:a><text:a xlink:type="simple" xlink:href="http://www.redbooks.ibm.com/redbooks/pdfs/sg247766.pdf"><text:span text:style-name="T9"><text:reference-ref text:reference-format="text" text:ref-name="CSM dsh to xCAT xdsh Migration">CSM dsh to xCAT xdsh Migration</text:reference-ref></text:span></text:a><text:a xlink:type="simple" xlink:href="http://www.redbooks.ibm.com/redbooks/pdfs/sg247766.pdf"><text:span text:style-name="T9">.</text:span></text:a></text:p>
        </text:list-item>
        <text:list-item>
          <text:p text:style-name="P104"><text:a xlink:type="simple" xlink:href="http://www.redbooks.ibm.com/redbooks/pdfs/sg247766.pdf"><text:span text:style-name="T9">Migrate your users to the xCAT MN. <text:s text:c="3"/>See instructions in </text:span></text:a><text:a xlink:type="simple" xlink:href="http://www.redbooks.ibm.com/redbooks/pdfs/sg247766.pdf"><text:span text:style-name="T9"><text:reference-ref text:reference-format="text" text:ref-name="Setting up Users and Groups">Setting up Users and Groups</text:reference-ref></text:span></text:a><text:a xlink:type="simple" xlink:href="http://www.redbooks.ibm.com/redbooks/pdfs/sg247766.pdf"><text:span text:style-name="T9">.</text:span></text:a></text:p>
        </text:list-item>
        <text:list-item>
          <text:p text:style-name="P104"><text:a xlink:type="simple" xlink:href="http://www.redbooks.ibm.com/redbooks/pdfs/sg247766.pdf"><text:span text:style-name="T9">On the CSM Management Node backup CSM using csmbackup. <text:s/>You may want to run csmsnap, just to have a snapshot of what the CSM cluster contained. <text:s/>This is good to do </text:span></text:a><text:a xlink:type="simple" xlink:href="http://www.redbooks.ibm.com/redbooks/pdfs/sg247766.pdf"><text:span text:style-name="T9">even though you have a new node as the xCAT MN. <text:s text:c="2"/>It could provide you information in the future for reference. </text:span></text:a></text:p>
        </text:list-item>
        <text:list-item>
          <text:p text:style-name="P108"><text:a xlink:type="simple" xlink:href="http://www.redbooks.ibm.com/redbooks/pdfs/sg247766.pdf"><text:span text:style-name="T9">On the CSM MS, run csm2xcat , <text:s/>to capture the CSM database to be copied to the xCAT database. <text:s/>See instructions in </text:span></text:a><text:a xlink:type="simple" xlink:href="http://www.redbooks.ibm.com/redbooks/pdfs/sg247766.pdf"><text:span text:style-name="T9"><text:reference-ref text:reference-format="text" text:ref-name="Migrating the CSM database to the xCAT database">Migrating the CSM database to the xCAT database</text:reference-ref></text:span></text:a><text:a xlink:type="simple" xlink:href="http://www.redbooks.ibm.com/redbooks/pdfs/sg247766.pdf"><text:span text:style-name="T9">.</text:span></text:a></text:p>
          <text:p text:style-name="P108"/>
        </text:list-item>
        <text:list-item>
          <text:p text:style-name="P104"><text:span text:style-name="T9">On the CSM MS, run cfm2xcat, <text:s/>to capture the CFM database information <text:s/>to be copied to the xCAT MN. <text:s/>See instructions in </text:span><text:span text:style-name="T9"><text:reference-ref text:reference-format="text" text:ref-name="Migrating your CFM setup to xCAT">Migrating your CFM setup to xCAT</text:reference-ref></text:span><text:span text:style-name="T9">.</text:span></text:p>
        </text:list-item>
        <text:list-item>
          <text:p text:style-name="P104"><text:soft-page-break/><text:span text:style-name="T9">On the CSM MS, capture your RMC monitoring Conditions, EventResponses and Sensors to be copied to the xCAT MN. <text:s/>See <text:s/></text:span><text:span text:style-name="T9"><text:reference-ref text:reference-format="text" text:ref-name="Migrating the CSM Monitoring setup to xCAT">Migrating the CSM Monitoring setup to xCAT</text:reference-ref></text:span><text:span text:style-name="T9">.</text:span></text:p>
          <text:p text:style-name="P108"/>
        </text:list-item>
        <text:list-item>
          <text:p text:style-name="P108"><text:a xlink:type="simple" xlink:href="http://www.redbooks.ibm.com/redbooks/pdfs/sg247766.pdf"><text:span text:style-name="T9">Perform the necessary network connectivity for the new xCAT2 MN to be able to access the nodes in the cluster. <text:s text:c="2"/></text:span></text:a></text:p>
        </text:list-item>
        <text:list-item>
          <text:p text:style-name="P104"><text:span text:style-name="T9">On the xCAT MN, Setup Name resolution <text:s/>for the cluster. <text:s/>See <text:s/></text:span><text:span text:style-name="T9"><text:reference-ref text:reference-format="text" text:ref-name="Setting up Name Resolution to the xCAT Cluster">Setting up Name Resolution to the xCAT Cluster</text:reference-ref></text:span><text:span text:style-name="T9">.</text:span></text:p>
        </text:list-item>
        <text:list-item>
          <text:p text:style-name="P108">Verify you have name resolution and network connectivity and remote shell setup <text:s/>to all your cluster nodes,devices,AMM,HMC,etc.</text:p>
        </text:list-item>
      </text:list>
      <text:list text:style-name="L4">
        <text:list-item>
          <text:list>
            <text:list-item>
              <text:p text:style-name="P113">You can use xdsh or psh to the cluster nodes, AMMs and HMCs , <text:s/>should not be prompted for a password, if <text:s/>ssh keys are correctly established. </text:p>
            </text:list-item>
          </text:list>
        </text:list-item>
      </text:list>
      <text:list text:style-name="L3" text:continue-numbering="true">
        <text:list-item>
          <text:p text:style-name="P108">On the CSM MS, you should remove CSM from the cluster nodes before migrating them to the xCAT MN. See <text:reference-ref text:reference-format="text" text:ref-name="Uninstalling CSM from your Cluster Nodes">Uninstalling CSM from your Cluster Nodes</text:reference-ref>.</text:p>
          <text:p text:style-name="P108"/>
        </text:list-item>
        <text:list-item>
          <text:p text:style-name="P108">Test Hardware Control to the Cluster Nodes from the xCAT MN. <text:s/>See <text:reference-ref text:reference-format="text" text:ref-name="Hardware control">Verify Hardware Control </text:reference-ref>.</text:p>
          <text:p text:style-name="P108"/>
        </text:list-item>
        <text:list-item>
          <text:p text:style-name="P108">Perform the necessary remaining <text:s/>setup of the xCAT Management Node for <text:s/>install. <text:s text:c="2"/>See instructions for an AIX MN <text:s/>in <text:reference-ref text:reference-format="text" text:ref-name="Additional xCAT setup for Hardware Control and Install">Additional xCAT setup for Cluster Install on AIX</text:reference-ref>. Instructions for a Linux MN in <text:reference-ref text:reference-format="text" text:ref-name="Additional xCAT setup for HW Control &amp; Install on Linux">Additional xCAT setup for Cluster Install on Linux</text:reference-ref>.</text:p>
          <text:p text:style-name="P108"/>
        </text:list-item>
        <text:list-item>
          <text:p text:style-name="P108">When you are satisfied that your migration is complete, <text:s/>you can uninstall CSM from the CSM Management Server. <text:s/>See <text:reference-ref text:reference-format="text" text:ref-name="Uninstalling CSM from your Management Server">Uninstalling CSM from your Management Server</text:reference-ref>.</text:p>
        </text:list-item>
      </text:list>
      <text:p text:style-name="P36"/>
      <text:h text:style-name="Heading_20_2" text:outline-level="2"><text:reference-mark-start text:name="Setup Remote Shell on xCAT MN"/>Set up Remote Shell on xCAT MN<text:reference-mark-end text:name="Setup Remote Shell on xCAT MN"/></text:h>
      <text:p text:style-name="Standard"/>
      <text:p text:style-name="Standard"><text:tab/> If your ssh keys for root are already set up on your CSM MS, <text:s/>you can copy those keys to root on the xCAT MN and replace those generated during the xCAT install. <text:s/>The advantage of this is that you will still be set up to ssh to your HMCs, MMs, Switches, and cluster nodes as you did from your CSM MN. <text:s text:c="2"/></text:p>
      <text:p text:style-name="Text_20_Body_20_Single"><text:tab/>If you want to use the new root ssh keys generated by xCAT, then the xCAT software will automatically setup your cluster nodes with the keys during node installation. <text:s text:c="2"/>Additionally, at any time you can run xdsh &lt;noderange&gt; -K <text:s/>to set up the keys to the cluster nodes or to other device-types such as <text:s/>the IB switch. <text:s text:c="2"/>To set up the ssh keys on the HMC(s) or the AMM (s), <text:s/>you can use the xCAT rspconfig command. <text:s/>See <text:reference-ref text:reference-format="text" text:ref-name="Setting up ssh keys to your AMMs  and HMCs">Setting up ssh keys to your AMMs  and HMCs</text:reference-ref>.</text:p>
      <text:p text:style-name="Text_20_Body_20_Single"><text:tab/>The known_hosts file from the CSM MS will work initially, but as xCAT installs nodes a new host key will be generated and your entries will have to be replaced with the new node ssh hostkeys. <text:s text:c="2"/>If you install all the nodes, <text:s/>this can be done one time after the installation by running the <text:soft-page-break/>makeknownhosts &lt;all&gt;, <text:s/>where all is a group of all cluster nodes to create a new known_hosts file for root. </text:p>
      <text:p text:style-name="Text_20_Body_20_Single"><text:tab/></text:p>
      <text:p text:style-name="Text_20_Body_20_Single"><text:tab/> <text:s/>Only ssh is supported on Linux, <text:s/>but if you want to use rsh on AIX, <text:s/>you need to change the following site table attribute:</text:p>
      <text:p text:style-name="P37"><text:s text:c="14"/>chdef -t site useSSHonAIX=no</text:p>
      <text:p text:style-name="P37"><text:tab/></text:p>
      <text:h text:style-name="Heading_20_2" text:outline-level="2">Stop CSM Services</text:h>
      <text:p text:style-name="Body_20_Text_20_First_20_Indent">To allow the xCAT MN to take over managing your cluster, <text:s/>you should now <text:s/>stop the dhcpd daemon on the Linux CSM <text:s/>MN and <text:s/>start it on the xCAT MN. <text:s text:c="3"/>On AIX, you will need to stop the bootp daemon, <text:s/>and <text:s/>start it on the xCAT MN. </text:p>
      <text:p text:style-name="P37"/>
      <text:h text:style-name="P26" text:outline-level="2"><text:reference-mark-start text:name="CSM dsh to xCAT xdsh Migration"/>CSM dsh to xCAT xdsh Migration<text:reference-mark-end text:name="CSM dsh to xCAT xdsh Migration"/></text:h>
      <text:p text:style-name="Body_20_Text_20_First_20_Indent">Although you will find the xdsh/xdcp commands similar to the dsh/dcp command in CSM, <text:s/>they do not support all the function that the CSM command supported and they support some function that the CSM commands did not support.</text:p>
      <text:list text:style-name="L5">
        <text:list-item>
          <text:p text:style-name="P77">xdsh/xdcp no longer supports the following:</text:p>
        </text:list-item>
        <text:list-item>
          <text:p text:style-name="P88">Contexts, <text:s text:c="2"/>the only context is the default xCAT</text:p>
        </text:list-item>
        <text:list-item>
          <text:p text:style-name="P88">Interactive input</text:p>
        </text:list-item>
        <text:list-item>
          <text:p text:style-name="P88">-a,-A option, <text:s/>you can define a group “all” <text:s/>in xCAT</text:p>
        </text:list-item>
        <text:list-item>
          <text:p text:style-name="P88">Syntax has changed, see xdsh/xdcp man page</text:p>
        </text:list-item>
        <text:list-item>
          <text:p text:style-name="P101">-n, -N, -d , -D flags are no longer used</text:p>
        </text:list-item>
      </text:list>
      <text:list text:style-name="L6">
        <text:list-item>
          <text:p text:style-name="P92">ssh is the default for AIX and Linux. <text:s text:c="2"/>You can set up <text:s/>rsh on AIX. </text:p>
        </text:list-item>
      </text:list>
      <text:list text:style-name="L5">
        <text:list-item text:start-value="1">
          <text:p text:style-name="P88">Many input environment variables have been dropped. <text:s/>If you use them in xdsh/xdcp you will get a warning. <text:s text:c="2"/>You can compare the xdsh/xdcp manpage to the dsh/dcp manpage. </text:p>
        </text:list-item>
        <text:list-item>
          <text:p text:style-name="P102">xdsh/xdcp new support includes the following:</text:p>
        </text:list-item>
        <text:list-item>
          <text:p text:style-name="P88">You can xdcp/xdcp hierarchically <text:s/>via service nodes to cluster nodes. The cluster nodes do not have to be directly attached to the xCAT MN. <text:s text:c="2"/></text:p>
        </text:list-item>
        <text:list-item>
          <text:p text:style-name="P88">You can use xdcp to rsync your files locally and hierarchically to service nodes and cluster nodes.</text:p>
        </text:list-item>
        <text:list-item>
          <text:p text:style-name="P88">You can use xdcp and xdsh to update and run commands on install images on your xCAT MN. </text:p>
        </text:list-item>
        <text:list-item>
          <text:p text:style-name="P88">You can use xdsh to set up ssh keys to cluster nodes for root and userids and set up ssh keys to IB Switch. </text:p>
        </text:list-item>
      </text:list>
      <text:p text:style-name="P15"><text:soft-page-break/><text:tab/>On AIX, to aid in the migration of your scripts that have dsh or dcp calls, <text:s/>we have provided a tool <text:s/><text:a xlink:type="simple" xlink:href="http://xcat.sourceforge.net/man1/groupfiles4dsh.1.html"><text:span text:style-name="T29">groupfiles4dsh </text:span></text:a>that will set up group definitions (including -a ) <text:s/>from the xCAT database that you can use run <text:s/>dsh or dcp <text:s/>shipped with AIX , until you are able to convert to the xCAT xdsh/xdcp. <text:s text:c="2"/></text:p>
      <text:h text:style-name="Heading_20_2" text:outline-level="2"><text:reference-mark-start text:name="Setting up Users and Groups"/>Setting up Users and Groups<text:reference-mark-end text:name="Setting up Users and Groups"/></text:h>
      <text:p text:style-name="Standard"/>
      <text:p text:style-name="Standard"/>
      <text:p text:style-name="Text_20_Body_20_Single"><text:tab/>Copy the following files from the CSM MS to the xCAT2 MN <text:s/>to replicate your user definitions on the new xCAT2 MN. </text:p>
      <text:p text:style-name="Text_20_Body_20_Single"><text:tab/></text:p>
      <text:p text:style-name="Text_20_Body_20_Single"><text:tab/>For AIX, </text:p>
      <text:list text:style-name="L7">
        <text:list-item>
          <text:list>
            <text:list-item>
              <text:list>
                <text:list-item>
                  <text:p text:style-name="P143">/etc/passwd</text:p>
                </text:list-item>
                <text:list-item>
                  <text:p text:style-name="P143">/etc/group</text:p>
                </text:list-item>
                <text:list-item>
                  <text:p text:style-name="P143">/etc/security/passwd</text:p>
                </text:list-item>
                <text:list-item>
                  <text:p text:style-name="P143">/etc/security/group</text:p>
                </text:list-item>
                <text:list-item>
                  <text:p text:style-name="P143">/etc/security/user</text:p>
                </text:list-item>
                <text:list-item>
                  <text:p text:style-name="P143">/etc/security/limits</text:p>
                </text:list-item>
              </text:list>
            </text:list-item>
          </text:list>
        </text:list-item>
      </text:list>
      <text:p text:style-name="Text_20_Body_20_Single"><text:tab/>For Linux, </text:p>
      <text:list text:style-name="L8">
        <text:list-item>
          <text:list>
            <text:list-item>
              <text:list>
                <text:list-item>
                  <text:p text:style-name="P149">/etc/passwd</text:p>
                </text:list-item>
                <text:list-item>
                  <text:p text:style-name="P149">/etc/group</text:p>
                </text:list-item>
                <text:list-item>
                  <text:p text:style-name="P149">/etc/shadow</text:p>
                </text:list-item>
                <text:list-item>
                  <text:p text:style-name="P149">/etc/gshadow</text:p>
                </text:list-item>
                <text:list-item>
                  <text:p text:style-name="P149">/etc/default/useradd</text:p>
                </text:list-item>
                <text:list-item>
                  <text:p text:style-name="P149">/etc/skel</text:p>
                </text:list-item>
                <text:list-item>
                  <text:p text:style-name="P149">/etc/login.defs</text:p>
                  <text:p text:style-name="P149"/>
                </text:list-item>
              </text:list>
            </text:list-item>
          </text:list>
        </text:list-item>
      </text:list>
      <text:p text:style-name="Text_20_Body_20_Single"/>
      <text:h text:style-name="Heading_20_2" text:outline-level="2"><text:reference-mark-start text:name="Migrating the CSM database to the xCAT database"/>Migrating the CSM database to the xCAT database<text:reference-mark-end text:name="Migrating the CSM database to the xCAT database"/></text:h>
      <text:p text:style-name="P5"/>
      <text:p text:style-name="Body_20_Text_20_First_20_Indent"><text:s/>xCAT2 has provided a tool to help <text:s/>migrate the database on your CSM cluster to <text:s/>the xCAT database. <text:s text:c="2"/>The tool <text:a xlink:type="simple" xlink:href="http://xcat.sourceforge.net/man1/csm2xcat.1.html">csm2xcat <text:s/></text:a>is in your xCAT install in the /opt/xcat/share/xcat/tools directory. <text:s text:c="5"/>This tool should be copied to your CSM Management Server (MS) <text:s/>and run. <text:s text:c="3"/></text:p>
      <text:p text:style-name="P15"/>
      <text:p text:style-name="Body_20_Text_20_First_20_Indent">On the CSM MS:</text:p>
      <text:p text:style-name="Code"><text:s text:c="5"/>/.../csm2xcat --dir &lt;path to directory to store the data&gt;</text:p>
      <text:p text:style-name="Code"><text:soft-page-break/><text:s text:c="2"/></text:p>
      <text:p text:style-name="Code"><text:s text:c="5"/>For example: <text:s text:c="2"/>csm2xcat --dir <text:s/>/tmp/mydir</text:p>
      <text:p text:style-name="Code"/>
      <text:p text:style-name="Code"><text:s text:c="3"/></text:p>
      <text:p text:style-name="Body_20_Text_20_First_20_Indent"/>
      <text:p text:style-name="P12">The tool creates two stanza files:</text:p>
      <text:list text:style-name="L9">
        <text:list-header>
          <text:p text:style-name="P59"/>
        </text:list-header>
        <text:list-item>
          <text:p text:style-name="P59">node.stanza – stanza info to update node info in the the xCAT database.</text:p>
        </text:list-item>
        <text:list-item>
          <text:p text:style-name="P59">device.stanza – device info to update node info in the xCAT database.</text:p>
        </text:list-item>
      </text:list>
      <text:p text:style-name="P12"/>
      <text:p text:style-name="P12">Check the two stanza files and edit out any information you do not want put in the xCAT database. Then copy them to some directory on the xCAT MN. </text:p>
      <text:p text:style-name="P12"/>
      <text:p text:style-name="P12">On the xCAT MN run the following:</text:p>
      <text:p text:style-name="P31"><text:s text:c="9"/>cat node.stanza | chdef -z <text:s/>to update the xCAT database with node info.</text:p>
      <text:p text:style-name="P31"><text:s text:c="9"/>cat device.stanza | chdef -z to update the xCAT database with device info.</text:p>
      <text:p text:style-name="Code"><text:s/></text:p>
      <text:p text:style-name="P31"><text:s text:c="20"/></text:p>
      <text:p text:style-name="P12"><text:s text:c="2"/></text:p>
      <text:p text:style-name="P12">At this point, you will have primed the xCAT database with the CSM database information. This is just a starting point for populating the needed xCAT tables to run hardware control and install. </text:p>
      <text:p text:style-name="P12"/>
      <text:p text:style-name="P12">You can inspect the tables that have been updated from CSM. <text:s text:c="2"/>Whether these tables contain information depends on your hardware and OS. <text:s/></text:p>
      <text:list text:style-name="L10">
        <text:list-item>
          <text:p text:style-name="P62">tabdump will give you a list of all the tables</text:p>
        </text:list-item>
        <text:list-item>
          <text:p text:style-name="P62">tabdump -d &lt;tablename&gt; <text:s/>will give you the definition of the attributes in the table</text:p>
        </text:list-item>
      </text:list>
      <text:p text:style-name="P17"><text:tab/>Specific of tables of interest are the following:</text:p>
      <text:list text:style-name="L11">
        <text:list-item>
          <text:p text:style-name="P64">tabdump nodelist</text:p>
        </text:list-item>
        <text:list-item>
          <text:p text:style-name="P64">tabdump noderes</text:p>
        </text:list-item>
        <text:list-item>
          <text:p text:style-name="P64">tabdump mac</text:p>
        </text:list-item>
        <text:list-item>
          <text:p text:style-name="P64">tabdump nodehm</text:p>
        </text:list-item>
        <text:list-item>
          <text:p text:style-name="P64">tabdump nodetype</text:p>
        </text:list-item>
        <text:list-item>
          <text:p text:style-name="P64">tabdump nodegroup</text:p>
        </text:list-item>
        <text:list-item>
          <text:p text:style-name="P64">tabdump ppc</text:p>
        </text:list-item>
        <text:list-item>
          <text:p text:style-name="P64">tabdump mp</text:p>
        </text:list-item>
        <text:list-item>
          <text:p text:style-name="P64"><text:soft-page-break/>tabdump mpa</text:p>
        </text:list-item>
        <text:list-item>
          <text:p text:style-name="P64">tabdump ipmi</text:p>
        </text:list-item>
      </text:list>
      <text:p text:style-name="P12"><text:s/>You can dump the entire xCAT database to readable files by running: </text:p>
      <text:p text:style-name="Code"><text:s text:c="23"/>dumpxCATdb -p /tmp/&lt;your dir&gt;</text:p>
      <text:p text:style-name="Code"/>
      <text:p text:style-name="P17"><text:s text:c="4"/>You <text:s/>can then edit the files. <text:s text:c="2"/>This is a good backup procedure, if you want to start removing things <text:s text:c="4"/>but have a way to return to the original setup. <text:s/></text:p>
      <text:p text:style-name="P12"><text:s/>To restore run:</text:p>
      <text:p text:style-name="Code"><text:s text:c="24"/>restorexCATdb -p /tmp/&lt;your dir&gt;</text:p>
      <text:p text:style-name="P12"/>
      <text:p text:style-name="P12">You can check your node definitions in the database, to see what has been set up for you. </text:p>
      <text:p text:style-name="Code">lsdef <text:s/>-l &lt;node1&gt;</text:p>
      <text:p text:style-name="Code"/>
      <text:p text:style-name="Body_20_Text_20_First_20_Indent">There are several commands for editing and listing <text:s/>the xCAT database table information. <text:s text:c="2"/>For editing, you can use the tabedit, nodech, chdef. <text:s text:c="2"/>xCAT has provide several commands depending on <text:s/>what level you would like to access the database tables. <text:s/>The tab* and node* command require you to have more knowledge of the xCAT database schema. <text:s text:c="2"/>The *def command, <text:s/>are more abstract and allow you to not to input actual table names. <text:s text:c="3"/>Similarly, <text:s/>we have the tabdump, nodels, lsdef command for listing out the database information. <text:s text:c="2"/>Review the manpages for these commands. <text:s/></text:p>
      <text:p text:style-name="Default_20_Text"/>
      <text:p text:style-name="Body_20_Text_20_First_20_Indent">On p-series there are serveral attributes that must be setup, <text:s/>that cannot be migrated from CSM. These are the id, pprofile and parent attributes. <text:s text:c="2"/>To update these attributes, <text:s/>run the xCAT rscan update function. It will update your created node definitions with these attributes. <text:s/>Reference man rscan. <text:s/>For example to update all nodes managed by hmc03, run the following:</text:p>
      <text:p text:style-name="P40">rscan hmc03 -u <text:s/></text:p>
      <text:p text:style-name="P12"/>
      <text:h text:style-name="Heading_20_3" text:outline-level="3"><text:reference-mark-start text:name="Setting up the  passwd and ppchcp table"/>Setting up the <text:s/>passwd and ppchcp table<text:reference-mark-end text:name="Setting up the  passwd and ppchcp table"/></text:h>
      <text:p text:style-name="Body_20_Text_20_First_20_Indent"><text:s text:c="4"/></text:p>
      <text:p text:style-name="Body_20_Text_20_First_20_Indent">You will need to set up the passwords and userids needed in the system, in the xCAT passwd and the ppchcp table.</text:p>
      <text:p text:style-name="Body_20_Text_20_First_20_Indent">Run <text:s text:c="2"/>tabdump -d passwd on the xCAT MN for information on the contents of the passwd table. </text:p>
      <text:p text:style-name="Body_20_Text_20_First_20_Indent"/>
      <text:p text:style-name="Body_20_Text_20_First_20_Indent"><text:s/>Some of the common passwd table entries are :</text:p>
      <text:list text:style-name="L12">
        <text:list-item>
          <text:p text:style-name="P78">system <text:s text:c="2"/>- assigned to the root id when a node is installed</text:p>
        </text:list-item>
        <text:list-item>
          <text:p text:style-name="P78">blade <text:s text:c="5"/>- the MM userid and password</text:p>
        </text:list-item>
        <text:list-item>
          <text:p text:style-name="P78">ipmi <text:s text:c="7"/>- the <text:s/>BMC userid and password</text:p>
        </text:list-item>
        <text:list-item>
          <text:p text:style-name="P78">hmc <text:s text:c="8"/>- the hmc userid and password</text:p>
        </text:list-item>
      </text:list>
      <text:p text:style-name="P15"><text:soft-page-break/>So you can define the system default root password as follows:</text:p>
      <text:p text:style-name="Code"><text:tab/><text:span text:style-name="T15">chtab key=system passwd.username=root passwd.password=cluster</text:span></text:p>
      <text:p text:style-name="P32"/>
      <text:p text:style-name="P20">And your hmc default id and password as follows:</text:p>
      <text:p text:style-name="Code"><text:span text:style-name="T22"><text:tab/></text:span><text:span text:style-name="T24">chdef -t node -o hmc1 username=hscroot password=abc1234</text:span></text:p>
      <text:p text:style-name="Body_20_Text_20_First_20_Indent"/>
      <text:p text:style-name="P15">Another option is to put your HMC and IVM userids in the ppchcp table, instead of the passwd table. If you have HMC's run tabdump -d ppchcp <text:s/>on xCAT MN for information. <text:s text:c="2"/></text:p>
      <text:p text:style-name="P15"/>
      <text:p text:style-name="P15">You can check the definition of your HMC or AMM in the xCAT database:</text:p>
      <text:p text:style-name="P40">lsdef <text:s/>hmc01 </text:p>
      <text:p text:style-name="Code"/>
      <text:p text:style-name="P40">Object name: hmc01</text:p>
      <text:p text:style-name="P40"><text:s text:c="4"/>groups=hmc,all</text:p>
      <text:p text:style-name="P40"><text:s text:c="4"/>mgt=hmc</text:p>
      <text:p text:style-name="P40"><text:s text:c="4"/>nodetype=hmc</text:p>
      <text:p text:style-name="P40"><text:s text:c="4"/>password=abc123</text:p>
      <text:p text:style-name="P40"><text:s text:c="4"/>username=hscroot</text:p>
      <text:p text:style-name="P40"><text:s text:c="4"/>status=defined</text:p>
      <text:p text:style-name="Code"><text:s text:c="4"/></text:p>
      <text:p text:style-name="Code"/>
      <text:p text:style-name="P40">lsdef bca01</text:p>
      <text:p text:style-name="P40"/>
      <text:p text:style-name="P40">Object name: bca01</text:p>
      <text:p text:style-name="P40"><text:s text:c="4"/>groups=mm</text:p>
      <text:p text:style-name="P40"><text:s text:c="4"/>mgt=blade</text:p>
      <text:p text:style-name="P40"><text:s text:c="4"/>mpa=bca01</text:p>
      <text:p text:style-name="P40"><text:s text:c="4"/>postscripts=syslog,remoteshell</text:p>
      <text:p text:style-name="P40"><text:s text:c="4"/>status=defined</text:p>
      <text:list text:style-name="L12">
        <text:list-header>
          <text:p text:style-name="P103"/>
        </text:list-header>
      </text:list>
      <text:h text:style-name="Heading_20_3" text:outline-level="3"><text:reference-mark-start text:name="Setting up ssh keys to your AMMs  and HMCs"/>Setting up ssh keys to your AMMs <text:s/>and HMCs<text:reference-mark-end text:name="Setting up ssh keys to your AMMs  and HMCs"/></text:h>
      <text:p text:style-name="Body_20_Text_20_First_20_Indent">If you have new root ssh keys on your xCAT MN, <text:s/>not copied from the CSM MN, <text:s/>then you will have to set up the new keys on the AMMs or HMCS. <text:s text:c="3"/>The xCAT rspconfig command will do this for <text:s/>you.</text:p>
      <text:p text:style-name="Body_20_Text_20_First_20_Indent">Note: the passwd table must be set up with the AMMs and HMCs userids and passwords. <text:s/>See <text:reference-ref text:reference-format="text" text:ref-name="Setting up the  passwd and ppchcp table">Setting up the  passwd and ppchcp table</text:reference-ref>.</text:p>
      <text:p text:style-name="Code">For example to set up the HMC:</text:p>
      <text:p text:style-name="P40"><text:span text:style-name="T23"><text:s text:c="5"/></text:span><text:span text:style-name="T15">rspconfig hmc01 sshcfg=enable</text:span><text:tab/></text:p>
      <text:p text:style-name="Code"/>
      <text:p text:style-name="Code"><text:s text:c="21"/>to set up the AMM:</text:p>
      <text:p text:style-name="P41">rspconfig bca01 snmpcfg=enable sshcfg=enable</text:p>
      <text:p text:style-name="P41"><text:soft-page-break/>rspconfig bca01 pd1=redwoperf pd2=redwoperf</text:p>
      <text:p text:style-name="P41">rpower bca01 reset</text:p>
      <text:p text:style-name="P42"/>
      <text:p text:style-name="P43">Test the ssh set up on the AMM with:</text:p>
      <text:p text:style-name="P41">psh -l USERID bca01 info -T mm[1]</text:p>
      <text:p text:style-name="Code"/>
      <text:p text:style-name="Code"/>
      <text:h text:style-name="Heading_20_2" text:outline-level="2"><text:reference-mark-start text:name="Setting up Name Resolution to the xCAT Cluster"/>Setting up Name Resolution to the xCAT Cluster<text:reference-mark-end text:name="Setting up Name Resolution to the xCAT Cluster"/></text:h>
      <text:p text:style-name="Standard"/>
      <text:p text:style-name="Text_20_Body_20_Single"><text:tab/>The nodes, devices, MM, switches,etc that are being migrated to the new xCAT Management Node, need to be added to /etc/hosts on the xCAT MN. <text:s/>If they are defined in the /etc/hosts on the CSM MS, <text:s/>then just copy those entries into the /etc/hosts on the xCAT MN. <text:s text:c="2"/>If a DNS server is used, then set up the new xCAT MN to resolve hostnames using the same DNS server as was set up on the CSM MN <text:span text:style-name="T10">b</text:span><text:span text:style-name="T5">y putting the nameservers in /etc/resolv.conf on the MN and setting site.nameservers to the list of nameservers </text:span><text:span text:style-name="T13"><text:s/></text:span></text:p>
      <text:p text:style-name="P39"/>
      <text:h text:style-name="Heading_20_2" text:outline-level="2"><text:reference-mark-start text:name="Uninstalling CSM from your Cluster Nodes"/>Uninstalling CSM from your Cluster Nodes<text:reference-mark-end text:name="Uninstalling CSM from your Cluster Nodes"/></text:h>
      <text:p text:style-name="Text_20_body_20_indent">Uninstall CSM from your managed nodes before starting to manage <text:s/>them with xCAT. <text:s text:c="2"/>CSM provides the rmnode script to cleanup CSM on the nodes. The rmnode function runs on the CSM MS, and removes the node definitions from the CSM database. <text:s text:c="2"/>The -a flag will remove all nodes, <text:s/>and the -u flag will additionally go out to the nodes and cleanup CSM from the nodes. See manpage for rmnode.</text:p>
      <text:p text:style-name="P33"><text:tab/>rmnode -a -u </text:p>
      <text:p text:style-name="Code"/>
      <text:h text:style-name="Heading_20_2" text:outline-level="2"><text:reference-mark-start text:name="Hardware control"/>Verify Hardware Control <text:reference-mark-end text:name="Hardware control"/></text:h>
      <text:p text:style-name="Standard"/>
      <text:p text:style-name="P12">Adding th CSM data to the xCAT database, setting up ssh <text:s/>and adding passwords to the passwd and/or ppchcp table; should have defined enough information for you to run hardware control <text:s/>to the cluster nodes. <text:s/>Now is time to test, <text:s/>if you can run hardware control commands, to the nodes. <text:s/></text:p>
      <text:p text:style-name="P12">On the xCAT MN:</text:p>
      <text:p text:style-name="Code"><text:tab/>rpower &lt;nodename&gt; <text:s/>stat</text:p>
      <text:p text:style-name="Code"><text:s text:c="3"/><text:tab/>rpower &lt;nodename&gt; <text:s/>off</text:p>
      <text:p text:style-name="Code"><text:tab/>rpower &lt;nodename&gt; <text:s/>on</text:p>
      <text:p text:style-name="Text_20_body"/>
      <text:p text:style-name="P12"/>
      <text:h text:style-name="Heading_20_2" text:outline-level="2"><text:reference-mark-start text:name="Additional xCAT setup for Hardware Control and Install"/>Additional xCAT setup for Cluster Install on AIX<text:reference-mark-end text:name="Additional xCAT setup for Hardware Control and Install"/></text:h>
      <text:p text:style-name="Text_20_Body_20_Single"/>
      <text:p text:style-name="Text_20_Body_20_Single"><text:soft-page-break/><text:tab/>With Hardware Control established, <text:s/>it is time to now set up the xCAT MN to install <text:s/>your AIX cluster. <text:s text:c="2"/>In <text:s/>this document, you will have done some of the setup by migrating from CSM. <text:s text:c="3"/>It is good to review the entire document listed below to make sure the transition did not miss some of the required setup.</text:p>
      <text:p text:style-name="Text_20_Body_20_Single"/>
      <text:list text:style-name="L13">
        <text:list-item>
          <text:p text:style-name="P157"><text:s/>For AIX installation, see <text:s/><text:a xlink:type="simple" xlink:href="http://xcat.svn.sourceforge.net/svnroot/xcat/xcat-core/trunk/xCAT-client/share/doc/xCAT2onAIXinstall.pdf">Installing AIX Standalone Nodes.</text:a></text:p>
        </text:list-item>
        <text:list-item>
          <text:p text:style-name="P157"><text:span text:style-name="T9">For more references to AIX Cluster install setup, <text:s/>return to </text:span><text:a xlink:type="simple" xlink:href="http://xcat.svn.sourceforge.net/viewvc/xcat/xcat-core/trunk/xCAT-client/share/doc/xCAT2onAIX.pdf"><text:span text:style-name="T19">Creating an AIX Management </text:span></text:a><text:a xlink:type="simple" xlink:href="http://xcat.svn.sourceforge.net/viewvc/xcat/xcat-core/trunk/xCAT-client/share/doc/xCAT2onAIX.pdf"><text:span text:style-name="T19">Node. </text:span></text:a></text:p>
        </text:list-item>
      </text:list>
      <text:p text:style-name="Text_20_Body_20_Single"><text:s/></text:p>
      <text:h text:style-name="Heading_20_2" text:outline-level="2"><text:reference-mark-start text:name="Additional xCAT setup for HW Control &amp; Install on Linux"/>Additional xCAT setup for Cluster Install on Linux<text:reference-mark-end text:name="Additional xCAT setup for HW Control &amp; Install on Linux"/></text:h>
      <text:p text:style-name="Text_20_Body_20_Single"/>
      <text:p text:style-name="Text_20_Body_20_Single"><text:tab/>With Hardware Control established, <text:s/>it is now time to set up the xCAT MN to install <text:s/>your Linux cluster. <text:s/>There are several documents available, depending on the Linux OS and the hardware type. <text:s/>In these documents, you will have done some of the setup by migrating from CSM. <text:s text:c="3"/>It is good to review the entire install document you use <text:s text:c="2"/>to make sure the transition did not miss some of the required setup. </text:p>
      <text:h text:style-name="Heading_20_3" text:outline-level="3" text:is-list-header="true"/>
      <text:list text:style-name="L14">
        <text:list-item>
          <text:p text:style-name="P159">For Linux <text:s/>on pSeries, <text:s/>see <text:a xlink:type="simple" xlink:href="http://xcat.svn.sourceforge.net/svnroot/xcat/xcat-core/trunk/xCAT-client/share/doc/xCAT2pLinux.pdf"><text:span text:style-name="T26">xCAT 2 Cookbook for Linux on IBM System P</text:span></text:a><text:span text:style-name="T26">.</text:span></text:p>
        </text:list-item>
        <text:list-item>
          <text:p text:style-name="P160"><text:span text:style-name="T27">For Linux on xSeries, <text:s text:c="2"/>see </text:span><text:a xlink:type="simple" xlink:href="https://xcat.svn.sourceforge.net/svnroot/xcat/xcat-core/trunk/xCAT-client/share/doc/xCAT2bladecenter.pdf"><text:span text:style-name="T28">xCAT 2 BladeCenter HowTo</text:span></text:a></text:p>
        </text:list-item>
        <text:list-item>
          <text:p text:style-name="P160"><text:a xlink:type="simple" xlink:href="http://xcat.svn.sourceforge.net/viewvc/xcat/xcat-core/trunk/xCAT-client/share/doc/xCAT-iDpx.pdf"><text:span text:style-name="T11">For IDataplex, see <text:s/></text:span></text:a><text:a xlink:type="simple" xlink:href="http://xcat.svn.sourceforge.net/viewvc/xcat/xcat-core/trunk/xCAT-client/share/doc/xCAT-iDpx.pdf"><text:span text:style-name="T21">xCAT2 IDataplex Cookbook</text:span></text:a></text:p>
          <text:p text:style-name="P159"/>
        </text:list-item>
      </text:list>
      <text:p text:style-name="Text_20_Body_20_Single"/>
      <text:p text:style-name="Text_20_Body_20_Single"/>
      <text:h text:style-name="Heading_20_2" text:outline-level="2" text:is-list-header="true"/>
      <text:p text:style-name="P13"/>
      <text:h text:style-name="P24" text:outline-level="2"><text:reference-mark-start text:name="Migrating your CFM setup to xCAT"/>Migrating your CFM setup to xCAT<text:reference-mark-end text:name="Migrating your CFM setup to xCAT"/></text:h>
      <text:p text:style-name="Text_20_Body_20_Single"><text:tab/>xCAT2 has a different implementation of file synchronization than the CFM function <text:s/>available in CSM. <text:s text:c="2"/>To migrate your CFM setup, <text:s/>to the new sync file function in xCAT, we have provided the <text:a xlink:type="simple" xlink:href="http://xcat.sourceforge.net/man1/cfm2xcat.1.html">cfm2xcat</text:a> in the /opt/xcat/share/xcat/tools directory. <text:s text:c="2"/><text:span text:style-name="T2"><text:s/></text:span></text:p>
      <text:p text:style-name="Text_20_Body_20_Single">Copy cfm2xcat to your CSM Management Server. <text:s text:c="2"/>Build the sync files for xCAT by running:</text:p>
      <text:p text:style-name="Code"><text:s text:c="5"/>cfm2xcat -i /tmp/cfm/cfmdistfiles -o /tmp/cfm/rsyncfiles</text:p>
      <text:p text:style-name="Code"/>
      <text:p text:style-name="Text_20_Body_20_Single">Copy the /tmp/cfm directory to your xCAT Management Node. <text:s/>You can use this directory of files with the xdcp -F <text:s/>command to perform the CFM function in xCAT. <text:s text:c="3"/><text:tab/></text:p>
      <text:p text:style-name="Text_20_Body_20_Single">The ways you can set up to synchronize <text:s/>files from the Management Node to the nodes <text:s/>in xCAT are <text:soft-page-break/>explained in the following <text:s text:c="2"/><text:a xlink:type="simple" xlink:href="http://xcat.svn.sourceforge.net/viewvc/xcat/xcat-core/trunk/xCAT-client/share/doc/xCAT2SyncFilesHowTo.pdf">“How to Sync Files in xCAT..”</text:a> <text:s/>documentation.</text:p>
      <text:p text:style-name="Text_20_Body_20_Single"/>
      <text:p text:style-name="Text_20_Body_20_Single"/>
      <text:h text:style-name="P34" text:outline-level="2"><text:reference-mark-start text:name="Migrating the CSM Monitoring setup to xCAT"/>Migrating the CSM Monitoring setup to xCAT<text:reference-mark-end text:name="Migrating the CSM Monitoring setup to xCAT"/></text:h>
      <text:p text:style-name="Text_20_body_20_indent">Check to see what Monitoring has been configured in the CSM cluster. To check the current monitoring configuration, run <text:span text:style-name="T18">lscondresp</text:span><text:span text:style-name="T17"> </text:span>and <text:span text:style-name="T18">lssensor</text:span><text:span text:style-name="T17"> </text:span>on the CSM MS and the nodes. This will display the current conditions and responses that are associated and whether they are Active or Not active. </text:p>
      <text:p text:style-name="Text_20_body_20_indent">You can create a copy of your defined Sensor, Conditions and Responses <text:s/>by running the following RSCT command on your <text:s/>CSM MS which creates <text:s/>a file that can be used to make the Sensor, Condition and Response on you new xCAT AIX Management Node.</text:p>
      <text:p text:style-name="Text_20_body_20_indent"/>
      <text:p text:style-name="P18"><text:s text:c="6"/>lsrsrc -i IBM.Sensor | <text:s/>grep -v NodeNameList &gt; <text:s/>/tmp/xcat/IBM.Sensor.rdef</text:p>
      <text:p text:style-name="Text_20_body_20_indent">lsrsrc -i IBM.Condition | <text:s/>grep -v NodeNameList &gt; /tmp/xcat/IBM.Condition.rdef</text:p>
      <text:p text:style-name="Text_20_body_20_indent">lsrsrc -i IBM.EventResponse | grep -v NodeNameList &gt; /tmp/xcat/IBM.EventResponse.rdef</text:p>
      <text:p text:style-name="Text_20_body_20_indent"/>
      <text:p text:style-name="Text_20_body_20_indent">Since you will be moving this Monitoring to a xCAT MN where CSM is not install, <text:s text:c="2"/>you need to check to each file see which <text:s/>rely on CSM scripts or your scripts that you have written and installed on the CSM MS. <text:s text:c="3"/>If you want to port them to <text:s/>xCAT, then you will also have to port the scripts to xCAT. <text:s text:c="2"/>If you do not want to port them to xCAT, then they should be edited out of the file. <text:s text:c="2"/>If you remove Sensors, <text:s/>you will also need to update the IBM.Condition.rdef file for entries that use the removed sensor. </text:p>
      <text:p text:style-name="Text_20_body_20_indent">For example, in the IBM.Sensor.rdef file generated above you will see that <text:s/>the ErrorLogSensor in the IBM.Sensor.rdef file requires the “/opt/csm/csmbin/monerrorlog” <text:s/>script which will not be available on the xCAT MN. <text:s text:c="2"/></text:p>
      <text:p text:style-name="Text_20_body_20_indent"/>
      <text:p text:style-name="Text_20_body_20_indent">xCAT has predefined Sensors, Conditions and Response, <text:s/>some of which are common with CSM. <text:s/>For a full list of all the RMC Sensors, Conditions and Response defined in xCAT, <text:s/>go to the /opt/xcat/lib/perl/xCAT_monitoring/rmc/resources <text:s/>directory on your xCAT MN and look in the subdirectories. <text:s text:c="2"/>There is no need to migrate the CSM version of these resources, so they should be edited out of the migration files. </text:p>
      <text:p text:style-name="Text_20_body_20_indent">The current predefined Sensors in xCAT common with CSM , at the writing of the document, are the following:</text:p>
      <text:list text:style-name="L15">
        <text:list-item>
          <text:p text:style-name="P124">ErrorLogSensor</text:p>
        </text:list-item>
      </text:list>
      <text:p text:style-name="Text_20_body_20_indent">The current predefined Conditions in xCAT common with CSM , at the writing of the document, are the following:</text:p>
      <text:list text:style-name="L16">
        <text:list-item>
          <text:p text:style-name="P125">AIXNodeCoreDump</text:p>
        </text:list-item>
        <text:list-item>
          <text:p text:style-name="P125"><text:soft-page-break/>AllServiceableEvents</text:p>
        </text:list-item>
        <text:list-item>
          <text:p text:style-name="P125">AnyNodeAnyLoggedError</text:p>
        </text:list-item>
        <text:list-item>
          <text:p text:style-name="P125">AnyNodeFileSystemInodesUsed</text:p>
        </text:list-item>
        <text:list-item>
          <text:p text:style-name="P125">AnyNodeFileSystemSpaceUsed</text:p>
        </text:list-item>
        <text:list-item>
          <text:p text:style-name="P125">AnyNodeNetworkInterfaceStatus</text:p>
        </text:list-item>
        <text:list-item>
          <text:p text:style-name="P125">AnyNodePagingPercentSpaceFree</text:p>
        </text:list-item>
        <text:list-item>
          <text:p text:style-name="P125">AnyNodeProcessorsIdleTime</text:p>
        </text:list-item>
        <text:list-item>
          <text:p text:style-name="P125">AnyNodeTmpSpaceUsed</text:p>
        </text:list-item>
        <text:list-item>
          <text:p text:style-name="P125">AnyNodeVarSpaceUsed</text:p>
        </text:list-item>
        <text:list-item>
          <text:p text:style-name="P125">NodeReachability</text:p>
        </text:list-item>
      </text:list>
      <text:p text:style-name="Text_20_body_20_indent">The current predefined EventResponses <text:s/>in xCAT common with CSM , at the writing of the document, are the following:</text:p>
      <text:list text:style-name="L17">
        <text:list-item>
          <text:p text:style-name="P136">BroadcastEventsAnyTime</text:p>
        </text:list-item>
        <text:list-item>
          <text:p text:style-name="P136">LogOnlyToAuditLogAnyTime</text:p>
        </text:list-item>
        <text:list-item>
          <text:p text:style-name="P136">EmailRootAnyTime</text:p>
        </text:list-item>
      </text:list>
      <text:p text:style-name="Text_20_body_20_indent"/>
      <text:p text:style-name="Text_20_body_20_indent">Set up RMC monitoring on your xCAT MN. <text:s text:c="2"/>Use <text:s/>steps outlined in either of the following two references. </text:p>
      <text:list text:style-name="L18">
        <text:list-item>
          <text:p text:style-name="P82"><text:a xlink:type="simple" xlink:href="http://www.redbooks.ibm.com/redbooks/pdfs/sg247766.pdf">Configuring and Managing AIX Clusters Using xCAT2 </text:a><text:a xlink:type="simple" xlink:href="http://www.redbooks.ibm.com/redbooks/pdfs/sg247766.pdf"><text:span text:style-name="T9"><text:s/>(chap2 “Monitoring Infrastructure “ and <text:s/>chap 4 “Configure RMC Monitoring”)</text:span></text:a></text:p>
        </text:list-item>
        <text:list-item>
          <text:p text:style-name="P82"><text:a xlink:type="simple" xlink:href="http://xcat.svn.sourceforge.net/viewvc/xcat/xcat-core/trunk/xCAT-client/share/doc/xCAT2-Monitoring.pdf"><text:span text:style-name="T19">xCAT2 Monitoring How-To</text:span></text:a></text:p>
        </text:list-item>
      </text:list>
      <text:p text:style-name="Text_20_body_20_indent">Copy the /tmp/xcat directory of files to your AIX xCAT MN, <text:s/>and run the following RSCT commands, to recreate the Sensors, Conditions and Responses:</text:p>
      <text:p text:style-name="Text_20_body_20_indent"><text:s text:c="2"/></text:p>
      <text:p text:style-name="P19"><text:s text:c="6"/>mkrsrc -f <text:s/>/tmp/xcat/IBM.Sensor.rdef <text:s/>IBM.Sensor</text:p>
      <text:p text:style-name="P19"/>
      <text:p text:style-name="Text_20_body_20_indent">mkrsrc -f <text:s/>/tmp/xcat/IBM.Condition.rdef <text:s/>IBM.Condition</text:p>
      <text:p text:style-name="Text_20_body_20_indent">mkrsrc -f /tmp/xcat/IBM.EventResponse.rdef <text:s text:c="2"/>IBM.EventResponse</text:p>
      <text:p text:style-name="Text_20_body_20_indent"/>
      <text:p text:style-name="P21"><text:s text:c="8"/><text:span text:style-name="T13">The associations (which conditions are active and associated with what responses) must be added manually on the xCAT <text:s/>MN using the startcondresp command </text:span></text:p>
      <text:p text:style-name="P22"/>
      <text:p text:style-name="P22"/>
      <text:h text:style-name="Heading_20_2" text:outline-level="2"><text:reference-mark-start text:name="Testing your xCAT Cluster"/>Testing your xCAT Cluster<text:reference-mark-end text:name="Testing your xCAT Cluster"/></text:h>
      <text:p text:style-name="Standard"/>
      <text:p text:style-name="Body_20_Text_20_First_20_Indent"><text:soft-page-break/>Once you cluster is setup, <text:s text:c="2"/>you should test to see that <text:s/>it can perform the functions you need before shutting down your CSM MS.</text:p>
      <text:list text:style-name="L19">
        <text:list-item>
          <text:p text:style-name="P84">Make sure the remote commands xdsh, xdcp,psh,etc work to the cluster nodes.</text:p>
        </text:list-item>
        <text:list-item>
          <text:p text:style-name="P84">Make sure your hardware control commands <text:s/>rpower, rinv, etc work to the cluster nodes.</text:p>
        </text:list-item>
        <text:list-item>
          <text:p text:style-name="P84">Make sure you can install your nodes. </text:p>
        </text:list-item>
        <text:list-item>
          <text:p text:style-name="P84">Run updatenode to the nodes, to update software, <text:s/>and sync files. <text:s/>See the following docs:</text:p>
        </text:list-item>
        <text:list-item>
          <text:p text:style-name="P98"><text:a xlink:type="simple" xlink:href="http://xcat.svn.sourceforge.net/viewvc/xcat/xcat-core/trunk/xCAT-client/share/doc/xCAT2-updatenode.pdf">xCAT 2 How to Install Additional Software</text:a></text:p>
        </text:list-item>
        <text:list-item>
          <text:p text:style-name="P98"><text:a xlink:type="simple" xlink:href="http://xcat.svn.sourceforge.net/viewvc/xcat/xcat-core/trunk/xCAT-client/share/doc/xCAT2onAIXUpdates.pdf"><text:span text:style-name="T25">Updating AIX cluster nodes</text:span></text:a></text:p>
        </text:list-item>
        <text:list-item>
          <text:p text:style-name="P98"><text:a xlink:type="simple" xlink:href="http://xcat.svn.sourceforge.net/viewvc/xcat/xcat-core/trunk/xCAT-client/share/doc/xCAT2SyncFilesHowTo.pdf"><text:span text:style-name="T30">How to sync files in xCAT</text:span></text:a></text:p>
        </text:list-item>
      </text:list>
      <text:p text:style-name="P23"/>
      <text:p text:style-name="Text_20_body_20_indent"/>
      <text:h text:style-name="P34" text:outline-level="2"><text:reference-mark-start text:name="Uninstalling CSM from your Management Server"/>Uninstalling CSM from your Management Server<text:reference-mark-end text:name="Uninstalling CSM from your Management Server"/></text:h>
      <text:p text:style-name="Text_20_body_20_indent"/>
      <text:p text:style-name="Text_20_body_20_indent">Uninstall CSM from the CSM Management Server, when you have finished your migration, using the uninstallms command, which will remove CSM from the MS, its cluster definitions,log files, predefined conditions and responses. <text:s/>See man uninstallms for details.</text:p>
      <text:p text:style-name="Code"><text:tab/>uninstallms</text:p>
      <text:p text:style-name="Code"/>
      <text:p text:style-name="Text_20_body_20_indent"/>
      <text:p text:style-name="Text_20_body_20_indent"/>
      <text:h text:style-name="Heading_20_1" text:outline-level="1">References</text:h>
      <text:list text:style-name="L20">
        <text:list-item>
          <text:p text:style-name="P44"><text:a xlink:type="simple" xlink:href="http://xcat.svn.sourceforge.net/svnroot/xcat/xcat-core/trunk/xCAT-client/share/doc/xCAT2top.pdf">XCAT Top Doc</text:a> – <text:s/>installing a Linux MN and pointer to additional <text:s/>xCAT documentation.</text:p>
        </text:list-item>
        <text:list-item>
          <text:p text:style-name="P44"><text:a xlink:type="simple" xlink:href="http://xcat.svn.sourceforge.net/viewvc/xcat/xcat-core/trunk/xCAT-client/share/doc/xCAT2onAIX.pdf">Creating an AIX MN</text:a> – installing an AIX MN and pointer to additional <text:s/>AIX xCAT docs.</text:p>
        </text:list-item>
        <text:list-item>
          <text:p text:style-name="P44"><text:a xlink:type="simple" xlink:href="http://xcat.svn.sourceforge.net/viewvc/xcat/xcat-core/trunk/xCAT-client/share/doc/xCAT2pLinux.pdf">Linux on System-P</text:a> <text:s/>- <text:s/>setting up <text:s/>P-series xCAT<text:change-start text:change-id="ct108226520"/></text:p>
        </text:list-item>
      </text:list>
      <text:h text:style-name="P30" text:outline-level="1">Appendix A: <text:s/>xCAT <text:change-end text:change-id="ct108226520"/>Migration Tools</text:h>
      <text:p text:style-name="Text_20_Body_20_Single"><text:tab/>These tools can aid in your migration from CSM to xCAT2. <text:s/></text:p>
      <text:list text:style-name="L1">
        <text:list-header>
          <text:p text:style-name="P52"><text:change text:change-id="ct108227752"/><text:change-start text:change-id="ct108230648"/></text:p>
        </text:list-header>
      </text:list>
      <text:list text:style-name="L21">
        <text:list-item>
          <text:p text:style-name="P46"><text:change-end text:change-id="ct108230648"/><text:a xlink:type="simple" xlink:href="http://xcat.sourceforge.net/man1/csm2xcat.1.html">csm2xcat</text:a><text:change-start text:change-id="ct108233736"/><text:span text:style-name="T3"> </text:span><text:span text:style-name="T8">-</text:span><text:span text:style-name="T3"> </text:span>Migrates a CSM database to a xCAT database. </text:p>
        </text:list-item>
        <text:list-item>
          <text:p text:style-name="P46"><text:a xlink:type="simple" xlink:href="http://xcat.sourceforge.net/man1/cfm2xcat.1.html">cfm2xcat</text:a> – Migrates a CSM <text:change-end text:change-id="ct108233736"/>CFM<text:change-start text:change-id="ct108233840"/> set<text:change-end text:change-id="ct108233840"/>up<text:change-start text:change-id="ct108233944"/> to the <text:change-end text:change-id="ct108233944"/>syncfile function<text:change-start text:change-id="ct108235408"/> <text:s/>in xCAT.</text:p>
        </text:list-item>
        <text:list-item>
          <text:p text:style-name="P46"><text:a xlink:type="simple" xlink:href="http://xcat.sourceforge.net/man1/groupfiles4dsh.1.html">groupfiles4dsh</text:a><text:span text:style-name="T3"> </text:span><text:span text:style-name="T8">- <text:s/>Creates a directory of nodegroup files to be used with AIX dsh. </text:span><text:change-end text:change-id="ct108235408"/><text:span text:style-name="T8"><text:s/>This will allow your scripts to continue to run dsh/dcp shipped with AIX, while you convert them to use the new xdsh/xdcp. </text:span><text:change-start text:change-id="ct108237040"/></text:p>
        </text:list-item>
      </text:list>
      <text:p text:style-name="P6"/>
      <text:h text:style-name="P35" text:outline-level="3" text:is-list-header="true"><text:bookmark-start text:name="_Ref191868728"/><text:bookmark-end text:name="_Ref191868728"/><text:change-end text:change-id="ct1082370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fo:color="#000000"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Times New Roman" fo:font-size="12pt" style:font-size-asian="12pt" style:font-size-complex="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text:p text:style-name="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SM to xCAT2 Migration</dc:title>
    <meta:initial-creator>IBM_USER</meta:initial-creator>
    <meta:creation-date>2008-03-11T09:00:00</meta:creation-date>
    <dc:date>2010-01-07T08:30:50</dc:date>
    <meta:printed-by>Egan Ford</meta:printed-by>
    <meta:print-date>2008-05-08T10:26:10</meta:print-date>
    <meta:editing-cycles>696</meta:editing-cycles>
    <meta:editing-duration>P11DT15H47M42S</meta:editing-duration>
    <meta:user-defined meta:name="Info 1"/>
    <meta:user-defined meta:name="Info 2"/>
    <meta:user-defined meta:name="Info 3"/>
    <meta:user-defined meta:name="Info 4"/>
    <meta:document-statistic meta:table-count="0" meta:image-count="0" meta:object-count="0" meta:page-count="14" meta:paragraph-count="297" meta:word-count="4083" meta:character-count="23890"/>
  </office:meta>
</office:document-meta>
</file>